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style:language-asian="ru" style:country-asian="RU"/>
    </style:style>
    <style:style style:name="T4" style:family="text">
      <style:text-properties fo:font-weight="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Бисмиллахи ррахмани ррахим!</text:p>
      <text:p text:style-name="Text_20_body">Вашему вниманию предлагается электронная версия легендарного учебника арабского языка «Первые уроки» (Ад-дурусу ль-авваия) Багауддина Мухаммада. Это самый эффективный и самый известный учебник арабского языка на всем постсоветском пространстве. Забудьте нудные уроки иностранного в школе, которые большинству учеников прививают отвращение к изучению языков на всю оставшуюся жизнь. Смело открывайте со словами «бисмиллах» первую страницу книги и, одновременно, новую страницу в своей жизни – успешное изучение арабского языка. </text:p>
      <text:p text:style-name="Text_20_body">Открыв и начав листать учебник, вы заметите, что в нем нет грамматических правил, многосложный заданий, надоедливых тестов и т.п. Но это нисколько не убавляет ценности данного учебника. А скорее наоборот. Чтобы понять секрет педагогического успеха Багауддина Мухаммада, обратимся к трудам современных языковедов.</text:p>
      <text:p text:style-name="Text_20_body">Е.А. Умрюхин в своей книге "Иностранный легко и с удовольствием" выделяет три основы изучения иностранного языка: </text:p>
      <text:p text:style-name="Text_20_body">1) желание изучать язык </text:p>
      <text:p text:style-name="Text_20_body">2) ощущение успешности при изучении </text:p>
      <text:p text:style-name="Text_20_body">3) регулярность занятий</text:p>
      <text:p text:style-name="Text_20_body">Желание изучать арабский язык свойственно мусульманам всех времен, а остальные два принципа успешно реализованы в «Первых уроках» Багауддина Мухаммада. Сделано это следующим образом.</text:p>
      <text:p text:style-name="Text_20_body">Весь учебник состоит из небольших уроков, благодаря чему вы можете регулярно проходить по одному уроку без особых трудностей. Каждый урок – это набор слов и словосочетаний, который вам предстоит выучить наизусть, а также последующий текст для упражнения и закрепления, содержащий исключительно те слова, которые вы уже выучили в предыдущих уроках. Это позволяет вам сосредоточить все свои усилия на глубоком усвоение материала учебника, так как вам не придется отвлекаться на обращение к словарю и другой дополнительной литературе. Моральный настрой учащегося при такой схеме уроков выглядят примерно следующим образом.</text:p>
      <text:p text:style-name="Text_20_body">Представьте, ученик дошел до 20-го урока и у него уже есть кое-какой словарный запас. Он переходит к упражнению по закреплению пройденного и встречает там только что изученные слова, а также слова начиная с самого первого урока. Читая каждое новое предложение, он радуется в душе: «Как здорово! Я понимаю все это предложение целиком! Я знаю каждое отдельное слово, которое сюда входит, а также понимаю смысл всей фразы, состоящей из этих отдельных слов! Мне не надо копаться в словаре! Я и так все знаю» и т.д. Перейдя к следующему уроку он снова не сталкивается ни с какими проблемами, но зато испытывает радость обладания все большим и большим словарным запасом. Поверьте, это очень воодушевляет как маленького, так и взрослого ученика и создает ощущение успеха, который побуждает к дальнейшим регулярным занятиям с максимальным вниманием и интересом.</text:p>
      <text:p text:style-name="Text_20_body">Путем постепенного освоения новых слов и работы только со знакомыми словами достигается еще одна важная цель – развитие навыка чтения.</text:p>
      <text:p text:style-name="Text_20_body">В.В. Лебедев в своем учебном пособии «Читаем Хадисы по-арабски» пишет:</text:p>
      <text:p text:style-name="Text_20_body">«Навык чтения может эффективно развиваться только на основе текста, все элементы которого знакомы читающему». </text:p>
      <text:p text:style-name="Text_20_body">Помимо развития чтения, при работе с текстом из знакомых элементов вы самопроизвольно, даже не делая усилия над собой, запоминаете порядок слов в предложении и то, каким образом слова связываются друг с другом, образуя смысловые конструкции (как стыкуются предлог с существительным, существительное с прилагательным, глагол с существительным и т.д.). Если вы до этого не изучали иностранные языки, наверное, вам будет полезно знать следующие вещи.</text:p>
      <text:p text:style-name="Text_20_body">Любой язык условно можно разделить на две составляющие. Первая – сами слова, которые обозначают предметы, явления, действия и т.п. Вторая – законы, по которым эти слова изменяются в зависимости от ситуации их использования. </text:p>
      <text:p text:style-name="Text_20_body">Несмотря на то, что первые уроки маленькие, они даются наиболее трудно. Это связано с двумя сложностями. </text:p>
      <text:p text:style-name="Text_20_body">Первая сложность заключается в том, что вы еще не осознали закономерностей словоизменения арабского языка и вам приходится делать особые усилия для изменения падежей, склонения глаголов и т.д. Этих закономерностей на самом деле не много и через некоторое время вы заметите, что будете правильно изменять слова, даже не задумываясь над этим.</text:p>
      <text:p text:style-name="Text_20_body">Вторая сложность связана с тем, что вы еще не поняли, как лучше запоминать новые слова. Многие люди, которые когда-то совсем не знали арабского языка, а теперь хорошо разговаривают на нем, вспоминают, как повторяли одно и то же слово по 100-200 раз, чтобы запомнить его. Так продолжалось некоторое время. А потом слова стали запоминаться буквально после одного прочтения. </text:p>
      <text:p text:style-name="Text_20_body">Поэтому не стоит бояться первых трудностей – стоит проявить немного терпения и на смену трудностям обязательно придет успех.</text:p>
      <text:p text:style-name="Text_20_body">Важно также отметить, что «Первые уроки» написаны авторитетным исламским ученым. На страницах этого учебника дети слушаются родителей, младшие уважают старших. Персонажи этой книги просыпаются рано утром и, услышав Азан, спешат на молитву в мечеть, мальчики обращают внимание на скромность и прилежность девушек и их веру в Бога, и от этого хотят жениться на них, юноши стремятся вырасти и участвовать в Джихаде и т.д. В общем, работая с данной книгой, вы не просто имеете дело с иностранным языком, но и окунаетесь с головой в удивительный Исламский мир со всеми его многочисленными <text:soft-page-break/>проявлениями.</text:p>
      <text:p text:style-name="Text_20_body">И последнее замечание. Когда будете продвигаться от урока к урока не удивляйтесь, когда поймете, что некоторые слова из первых уроков вы уже успели забыть. Нужно много раз повторять слова, чтобы они закрепились в вашей памяти. Нужно придумать регулярную систему прохождения новых уроков и повторения старых и следовать этой системе, стараясь не отклоняться от нее.</text:p>
      <text:p text:style-name="Text_20_body">Многие деревенские ребята, жители сельских районов Дагестана, Чечни, а также других регионов Кавказа, которые не имели ни малейшего представления о лингвистике и плохо знали даже русский язык занимались по методике Багауддина Мухаммада и довольно быстро начинали свободно общаться на арабском языке, а также в дальнейшем продолжили самостоятельное изучение языка, читать арабские книги и т.д.. Поэтому, если у вас не получается учить арабский язык – это говорит лишь о том, что вы не достаточно сильно хотите этого, либо не можете справиться с ленью. </text:p>
      <text:p text:style-name="Text_20_body">Да поможет нам Бог во всех наших благих начинаниях! Аминь. </text:p>
      <text:p text:style-name="Text_20_body"><text:s/>Абдуллах Хайдар.</text:p>
      <text:h text:style-name="Heading_20_4" text:outline-level="4">Урок 1</text:h>
      <text:p text:style-name="Text_20_body">Он большой. Они большие. Ты маленький. Вы маленькие. Я большой. Мы большие. Он маленький. Они маленькие. Ты большой. Вы большие. Я маленький. Мы маленькие.</text:p>
      <text:h text:style-name="Heading_20_4" text:outline-level="4">Урок 2</text:h>
      <text:p text:style-name="Text_20_body">Она большая. Они (ж.р.) большие. Ты маленькая. Вы (ж.р.) маленькие. Я большая. Мы (ж.р.) большие. Она маленькая. Они (ж.р.) маленькие. Ты большая. Вы (ж.р.) большие. Я маленькая. Мы маленькие.</text:p>
      <text:h text:style-name="Heading_20_4" text:outline-level="4">Урок 3.</text:h>
      <text:p text:style-name="Text_20_body">Этот мужчина высокий. Эти мужчины высокие. Эта женщина невысокая. Эти женщины невысокие. Этот мужчина большой. Эти мужчины большие. Эта женщина маленькая. Эти женщины маленькие. Он высокий. Они высокие. Ты не высокий. Вы не высокие. Я высокий. Мы высокие.</text:p>
      <text:h text:style-name="Heading_20_4" text:outline-level="4">Урок 4. </text:h>
      <text:p text:style-name="Text_20_body">Кто это? - Учитель. Кто это? - Учителя. Кто это? - Ученица. Кто это? - Ученицы. Он учитель. Они учителя. Ты ученик. Вы ученики. Она ученица. Они ученицы. Я учительница. Мы учительницы. Этот мужчина учитель. Эти мужчины учителя. Эта женщина учительница. Эти женщины учительницы. Кто он? Кто она? Кто ты? Кто вы? Кто они?u</text:p>
      <text:h text:style-name="Heading_20_4" text:outline-level="4">Урок 5</text:h>
      <text:p text:style-name="Text_20_body">Что это? - Это книга. Что это? - Это портфель. Это тетрадь. Это тетради. Эта книга большая. Эти книги книги большие. Эта тетрадь маленькая. Эти тетради маленькие. Этот карандаш длинный. Эти карандаши длинные. Чья эта книга? - Учителя. Чья эта тетрадь? - Ученика. Чей этот портфель? - Ученицы.<text:span text:style-name="T1"> </text:span></text:p>
      <text:h text:style-name="Heading_20_4" text:outline-level="4">УРОК 6</text:h>
      <text:p text:style-name="Text_20_body">Это дом. Это дома. Это комната. Это комнаты. Где учитель? — Учитель в школе. Где ученик? — Ученик в классе. Кто в доме? — В доме (один) мужчина. Где учителя? — Они там, в школе. Где ученики? — Они здесь, в классе. Чей тот дом? — Того мужчины. Чья та комната? — Той женщины. Те мужчины учителя. Те женщины учительницы.</text:p>
      <text:h text:style-name="Heading_20_4" text:outline-level="4">УРОК 7</text:h>
      <text:p text:style-name="Text_20_body">У него большая книга. Книга красивая. У неё портфель. Портфель красивый. У меня книга и тетрадь. У тебя (ж.р.) карандаш и портфель. Эта газета — арабская. Тот журнал — русский. Чья та газета? — Моя. Чей этот журнал? — Твой. Где учитель и учительница? — Учитель и учительница в классе. Где ученик и ученица? — Ученик и ученица дома. У него книга. У неё тетрадь. У тебя карандаш. У меня портфель.</text:p>
      <text:h text:style-name="Heading_20_4" text:outline-level="4">УРОК 8</text:h>
      <text:p text:style-name="Text_20_body">Это дом? — Да, это дом. Он большой? — Да, он большой. Это школа? — Нет, это не школа, это библиотека. Это ученик? — Нет, это не ученик. У тебя есть собака? — Нет, у меня нет собаки. Чей тот петух? — Той женщины. Где книги? — Книги в библиотеке. Учитель в школе? — Нет, он не в школе. В библиотеке арабские книги и русские газеты.</text:p>
      <text:h text:style-name="Heading_20_4" text:outline-level="4"><text:soft-page-break/>УРОК 9</text:h>
      <text:p text:style-name="Text_20_body">Мухаммед, читай газету. Фатима, читай журнал. Ахмед, войди в клacc и читай Урок. Аиша, выйди из школы. Абдулла, пиши урок. Марьям заходи в комнату и читай там. Читай здесь. Пиши там. Выйди отсюда и войди туда. Где ученики и ученицы? — Они в классе.</text:p>
      <text:h text:style-name="Heading_20_4" text:outline-level="4">УРОК 10</text:h>
      <text:p text:style-name="Text_20_body">Где парта? — Там, в классе. Что это? — Стул. Чей он? — Учителя. На (бери) карандаш. Дай книгу. Абдулла читает урок. Салим читает книгу, а Махмуд пишет (делает) урок. Что это? — Парта. Где Рашид? — Там, в комнате, читает урок. Где Абдулла? — В классе, пишет. Фатима, бери эти бумаги. Зайнаб, дай те карандаши. Чей это стул? — Учителя.</text:p>
      <text:h text:style-name="Heading_20_4" text:outline-level="4">УРОК 11</text:h>
      <text:p text:style-name="Text_20_body">Где книга? - Книга на (письменном) столе учителя. Где порт­фель? — Портфель в парте. Что это? — Это город. Этот город большой? — Да, этот город большой и красивый. Кто ты? — Я писатель. Ты арабский писатель? — Да, я арабский писатель, Кто она? — Она писательница. Она арабская писательница? — Нет, наоборот, она русская писательница, а не арабская. Девочка (ученица), возьми этот лист бумаги и делай на нём уроки.</text:p>
      <text:h text:style-name="Heading_20_4" text:outline-level="4">УРОК 12</text:h>
      <text:p text:style-name="Text_20_body">Что это? — Это стакан. Что в нём? — В нём молоко. Оно холод­ное? — Нет, оно не холодное. Оно вкусное? — Да, оно вкусное. Мальчик, ешь хлеб и пей молоко. Этот хлеб горячий, а то молоко холодное. Что в этом стакане? — Там вода. Кто в том доме? — там (один) мальчик. Чей он? — Он мой. Где вода? — Вода в стакане. А где стакан? — Стакан там, в комнате. Дай воды, мальчик.</text:p>
      <text:h text:style-name="Heading_20_4" text:outline-level="4">УРОК 13</text:h>
      <text:p text:style-name="Text_20_body">Где карандаши? — В пенале. А где пенал? — Пенал в портфеле, а портфель на столе. Мальчик (ученик), иди сюда, бери книгу и читай урок. Девочка (ученица), иди сюда и читай эту арабскую газету. Это дверь, а это окно. Дверь открыта, а окно закрыто. Это дверь комнаты, а это окно комнаты. Где окно комнаты? — Окно комнаты там. Книги, журналы и газеты на столе. Войди в дверь. Выйди из двери.</text:p>
      <text:h text:style-name="Heading_20_4" text:outline-level="4">УРОК 14</text:h>
      <text:p text:style-name="Text_20_body">У меня большая чашка. У тебя маленькая чашка. Чья та чашка? — Этого мальчика. Ты будешь пить чай с сахаром? — Да, буду пить. Ты будешь пить кофе с молоком? — Нет, я не буду пить кофе с молоком. Фатима, где ты? — Я здесь, в комнате. Что ты там дела­ешь? — Читаю арабскую книгу. Где сахар? — В сахарнице, на столе. Саид пьёт чай. Осман ест хлеб. Кто читает дома? — Фатима читает.</text:p>
      <text:h text:style-name="Heading_20_4" text:outline-level="4">УРОК 15</text:h>
      <text:p text:style-name="Text_20_body">Он твой отец. Ты мой отец. Я его брат. Ты его сестра. Я её мать. Это книга Мухаммеда. Вон (то) карандаш Махмуда. Возьми эту свою (твою) тетрадь. Дай ту мою тетрадь. Где моя книга, мама? — Там не столе, дочка. Где твоя тетрадь, дочка? — Здесь, в моём портфеле, мама. Кто твой отец? — Мой отец Али, сын Махмуда. Кто твоя мать? — Моя мать Хадиджа, дочь Салима. Где твой (ж.р.) брат? — Он в библиотетке. Что он там делает? — Делает (пишет) свои уроки. У тебя есть дети? — Да, у меня есть сыновья и дочери. Твой брат — мой учитель. Мой сын — твой ученик.</text:p>
      <text:h text:style-name="Heading_20_4" text:outline-level="4">УРОК 16</text:h>
      <text:p text:style-name="Text_20_body">Где собака? — Бегает во дворе. Где ученик? — Он играет во дворе школы. Чья эта резинка? — Она моего брата. Чьё то перо? — Оно твоей сестры. Ученик пишет свои уроки пером. Что в твоём портфеле? — Там книги, тетради, карандаши, бумаги и резинка. Кто играет в доме? — Твой младший сын. Кто бегает во дворе (дома)? — Моя старшая дочь. Войди в комнату через эту дверь. Пей чай из стакана, а я буду пить кофе из чашки. Мальчик, возьми карандаш и делай (пиши) свои уроки.</text:p>
      <text:h text:style-name="Heading_20_4" text:outline-level="4">УРОК 17</text:h>
      <text:p text:style-name="Text_20_body">Ты читал эту книгу, Ахмед? — Да, я её читал. Ты делала (писала) свой урок, Хинд? — Нет, я не делала его ещё. Кто взял мою те­традь? — Её взяла твоя младшая сестра из твоего портфеля. Ученик взял свою книгу и читал свой урок. Кто съел мой хлеб? — Я съел твой хлеб. Кто выпил мой кофе? — Я не пил твой кофе, (наоборот) его выпил твой брат. Ученик вышел из класса? — Нет, он ещё" не вышел. Учитель вошёл в класс, потом ученики. Мать вышла из дома, потом её дочери. Что ты делал в школе? — Читал и писал.</text:p>
      <text:h text:style-name="Heading_20_4" text:outline-level="4"><text:soft-page-break/>УРОК 18</text:h>
      <text:p text:style-name="Text_20_body">Ты вчера читал свой урок? — Да, я читал вчера свой урок. Где ты читал его? — Я читал его во дворе своего дома. Ты понял слова в этом уроке? — Я понял некоторые слова, а некоторые не понял. Где сидел учитель? — Учитель сидел на скамейке в зале. Ты сегодня ходил в библиотеку? — Да, ходил. А что ты там делал? — Я там читал газеты и журналы. А ты взял оттуда книги домой? — Да, я взял некоторые книги. Ты пойдёшь туда завтра? — Да, я пойду туда завтра тоже, если Богу будет угодно.</text:p>
      <text:h text:style-name="Heading_20_4" text:outline-level="4">УРОК 19</text:h>
      <text:p text:style-name="Text_20_body">Это мой брат. Это мои братья. Та (девочка) — твоя сестра. Те (девушки) твои сестры. Мой старший сын играет со своим братом в мяч. Твой младший сын сидит в комнате на скамейке и пьет чай с сахаром. Дочь Вали — ученица. Дочери Вали — ученицы. Ученик вошёл в комнату и взял свою книгу, а потом вышел и пошел к своему товарищу. Твой отец вошёл в зал. Твоя мать вышла со двора. Моя сестра написала урок. Его брат выпил молоко. Не играй здесь, а выходи отсюда во двор и играй там. Я поел немного хлеба и выпил с ним немного молока. Мальчик, играй в мяч со своими товарищами. Не пей холодной воды и не ешь горячего хлеба.</text:p>
      <text:h text:style-name="Heading_20_4" text:outline-level="4">УРОК 20</text:h>
      <text:p text:style-name="Text_20_body">Где ты был? — Я был в школе. Когда ты пошёл в школу? — Я пошёл туда сегодня утром. Ты был в библиотеке сегодня? — Нет, сегодня я не был в библиотеке. А когда ты пойдёшь в библиоте­ку? _ я пойду туда вечером, если Богу будет угодно. Сейчас что ты делаешь? — Читаю свои уроки. Ты понял это слово из своего урока? — Да, я понял его. Ты будешь пить чай перед уроком? — Да, я выпью немного чая. Ты будешь играть перед уроком? — Нет, я не буду играть перед уроком, а после него. Ученик встал, потом взял свою книгу и прочитал свой урок. Теперь встань и иди к себе домой.</text:p>
      <text:h text:style-name="Heading_20_4" text:outline-level="4">УРОК 21</text:h>
      <text:p text:style-name="Text_20_body">Ты инженер? — Нет, я не инженер, а преподаватель. Она инже­нер? — Да, она способный инженер. Она красивая женщина. Кто ты (ж.р.)? — Я преподавательница. У меня новый ученик. Кто это? — Арабский инженер. У него новая красивая машина, Я сел в машину со своим отцом утром и поехал в школу, а после уроков я оттуда вернулся домой со своими товарищами. Ты сядешь в машину? — Да, сяду. Ты водишь машину? — Нет, я не вожу машину. А твой брат водит её? — Да, он водит её, и я сажусь с ним. У тебя есть во­да? Да, у меня есть вода. Она холодная? — Нет, наоборот, тёплая.‏</text:p>
      <text:h text:style-name="Heading_20_4" text:outline-level="4">Урок 22</text:h>
      <text:p text:style-name="Text_20_body">Чей это сад? — Это мой сад. В этом саду редкие растения и много разных деревьев. Что это за дом? — Этот маленький дом — жилище, а тот большой дом — школа, и около школы — библиотека; в ней разные редкие книги. Что ты хочешь? — Я хочу воды. В твоей комнате есть диван? — Да, в моей комнате есть диван, и он очень мягкий. Я сел на мягкий диван. Это селение близ города. Мой дом около школы. Диван около двери. Стол и стул около окна. Кто сидит на диване? — Твой брат. Посиди со мной немного, почитаем урок и выпьем кофе, потом иди домой. Почитай немного, потом выходи и играй.</text:p>
      <text:h text:style-name="Heading_20_4" text:outline-level="4">К уроку 3</text:h>
      <text:p text:style-name="Text_20_body">Переведите и запишите:</text:p>
      <text:p text:style-name="Text_20_body">Этот мужчина невысокий. Эти мужчины невысокие. Эта женщина высокая. Эти женщины высокие. Это мужчина, он высокий. Это мужчины, они высокие. Это женщина, она невысокая. Это женщины, они невысокие.</text:p>
      <text:h text:style-name="Heading_20_4" text:outline-level="4">К уроку 4</text:h>
      <text:p text:style-name="Text_20_body">Переведите и запишите:</text:p>
      <text:p text:style-name="Text_20_body">Это учитель. Это учителя. Это учительница. Это учительницы. Кто это? — Ученик. Кто это? — Ученица. Он учитель. Они учителя. Она учительница. Они учительницы. Ты ученик. Вы ученики. Ты ученица. Вы ученицы.</text:p>
      <text:h text:style-name="Heading_20_4" text:outline-level="4">К уроку 5</text:h>
      <text:p text:style-name="Text_20_body">Чья эта книга? Чья эта тетрадь? Чей этот карандаш? Чей этот портфель? Что это? — Книга. Чья она? — Ученика. Что это? — Тетрадь. Чья она? — Ученицы. Что это? — Портфель. Чей он? — Учителя. Что это? — Карандаш. Чей он? — Учительницы. Эта книга маленькая. Эти книги маленькие. Эта тетрадь большая. Эти тетради большие. Этот карандаш длинный. Эти карандаши длинные.</text:p>
      <text:h text:style-name="Heading_20_4" text:outline-level="4">К уроку 6</text:h>
      <text:p text:style-name="Text_20_body">Это дом, он большой. Это дома, они большие. Это комната, она маленькая. Это комнаты, они маленькие. Кто дома? Кто в комнате? Кто в школе? Кто в классе? Где учитель? Где учителя? Где учительница? Где учительницы? Кто здесь? Что здесь? Кто там? Чей тот дом? Чьи те дома? Чья та комната? Чьи те комнаты? Тот <text:soft-page-break/>мужчина учитель. Те мужчины учителя. Та женщина учительница. Те женщины учительницы. Где ты? — Я здесь. Где он? — Он там.</text:p>
      <text:h text:style-name="Heading_20_4" text:outline-level="4">К уроку 7</text:h>
      <text:p text:style-name="Text_20_body">У меня газета, она арабская. У тебя журнал, он русский. Чья эта газета? Чьи эти газеты? Чей этот журнал? Чьи эти журналы? Эта газета русская. Эти газеты русские. Этот журнал арабский. Эти журналы арабские. Где книга и тетрадь? — Книга и тетрадь здесь. Где карандаш и портфель? — Карандаш и портфель там. Где газеты и журна­лы? — Газеты и журналы в портфеле. Мужчины и женщины в доме. Учителя и учительницы в школе. Ученики и ученицы в классе.</text:p>
      <text:h text:style-name="Heading_20_4" text:outline-level="4">К уроку 8</text:h>
      <text:p text:style-name="Text_20_body">Эта собака большая. Эти собаки большие. Тот петух маленький. Те петухи маленькие. Та курица красивая. Те курицы красивые. Чья эта собака? — Эта собака моя. Чьи эти собаки? — Эти собаки твои (ж.р.). Чей тот петух? — Тот петух его. Чьи те петухи? — Те петухи их. Где книги, журналы и газеты? — Книги, журналы и газеты в библиотеке. А где библиотека? — Библиотека здесь. Ты учитель? — Да, я учитель. Ты учительница? — Нет, я не учительница. Он уче­ник? _ Нет, он не ученик. Она ученица? — Да, она ученица.</text:p>
      <text:h text:style-name="Heading_20_4" text:outline-level="4">К уроку 9</text:h>
      <text:p text:style-name="Text_20_body">Ахмед, читай урок. Аиша, читай урок. Войди в комнату. Выйди из комнаты. Войди в класс. Выйди из класса. Где книга? — Книга здесь. Чья она? — Она Махмуда. Читай в этой комнате. Пиши в той комнате. Ты войди в дом и читай там. Ты выходи из дома, пиши здесь. Кто в библиотеке? — Там ученики и ученицы. Кто в школе? — Там учителя и учительницы. Кто в доме? — Там мужчины и женщины. Чей этот урок? Чьи эти уроки?</text:p>
      <text:h text:style-name="Heading_20_4" text:outline-level="4">К уроку 10</text:h>
      <text:p text:style-name="Text_20_body">Где книга? — В парте. Где парта? — В классе. Где класс? — В школе. Кто читает там? — Салим. Кто пишет там? — Рашид. Где Абдулла? — Абдулла читает книгу в комнате. Где Ахмед? — Ахмед делает (пишет) урок в классе. Ахмед, бери книгу. Фатима, бери тетрадь. Салим, дай ручку. Аиша, дай портфель. Где арабская газе­та? — Дай мне. — На бери (её). Это стул, стул большой. Это парта, парта маленькая. Чья эта бумага? — Моя. Чей этот стул? — Твой (ж.р.).</text:p>
      <text:h text:style-name="Heading_20_4" text:outline-level="4">К уроку 11</text:h>
      <text:p text:style-name="Text_20_body">Он писатель. Они писатели. Она писательница. Они писательницы. Этот город маленький. Эти города маленькие. Этот писатель араб. Эти писатели арабы. Эта писательница русская. Эти писательницы русские. Где книга и тетрадь? — На парте. Где газета и журнал? — На столе учителя. Этот город большой? — Нет, наоборот, маленький. Этот писатель араб? — Нет, наоборот, русский. Кто в школе? — В школе учителя и ученики. Что в классе? — В классе парта, стул и стол учителя. Что в парте? — В парте портфель.</text:p>
      <text:h text:style-name="Heading_20_4" text:outline-level="4">К уроку 12</text:h>
      <text:p text:style-name="Text_20_body">Что это? — Стакан. Что это? — Молоко. Что это? — Хлеб. Что это? — Вода. Кто это? — Мальчик. Чей он? — Он мой. Где ста­кан? — Стакан в комнате. Что в стакане? — В нём молоко. Молоко горячее? — Молоко не горячее, а холодное. Где вода? — Вода там. Вода холодная? — Да, вода холодная. Эй, ученик, бери книгу и читай её. Эй, мальчик, бери хлеб и ешь его. Это хлеб, он вкусный. Это вода, она горячая. Это молоко, оно холодное. Этот хлеб невкусный. То молоко нехолодное. Та вода негорячая. Эта книга немаленькая.</text:p>
      <text:p text:style-name="Text_20_body"><text:s/></text:p>
      <text:h text:style-name="Heading_20_4" text:outline-level="4">К уроку 13</text:h>
      <text:p text:style-name="Text_20_body">Эй, мальчик, иди сюда и читай урок. Эй, мальчик, иди сюда и пей молоко. Зайнаб, иди сюда и ешь хлеб. Хадиджа, иди сюда и пей воду. Что это? — Это дверь, она большая. Это окно, оно маленькое. Дверь открыта? — Да, дверь открыта. Окно закрыто? — Да, окно закрыто. Что на столе? — На нём газеты и журналы. Что на парте/ — На ней пенал и портфель. Мухаммед, войди в дверь. Хасан, выйди из двери. Асма, войди в комнату. Лайла, выйди из комнаты. Чей этот пенал? — Того ученика. Что в пенале? — В нём карандаши.</text:p>
      <text:h text:style-name="Heading_20_4" text:outline-level="4">К уроку 14</text:h>
      <text:p text:style-name="Text_20_body">Ахмед, где ты? — Я здесь, в комнате. Что ты там делаешь? — Читаю книгу, пишу урок. У меня чашка, она красивая. У тебя (ж.р.) стакан, он некрасивый. В чашке молоко. В стакане чай. Где сахар? — В сахарнице. А где сахарница? — Сахарница там, в комнате, на столе. Ты будешь пить чай? Ты будешь пить кофе? Ты (м.р.) будешь есть хлеб? Ты будешь читать эту книгу? Он читает газету. Она читает газету. Ты читаешь газету. Ты (ж.р.) читаешь газету. Я читаю газету. Ты (ж.р.) будешь есть хлеб? — Да, буду. Ты (ж.р.) будешь пить кофе? — Нет, не буду.</text:p>
      <text:h text:style-name="Heading_20_4" text:outline-level="4"><text:soft-page-break/>К уроку 15</text:h>
      <text:p text:style-name="Text_20_body">Кто это? — Это мой отец. Кто это? — Это твоя (ж.р.) мать. Кто это? — Это его сын. Кто это? — Это её дочь. Его книга здесь. Её тетрадь там. Твой карандаш в пенале. Твоя ручка (ж.р.) в портфеле. Мой портфель в парте. Чей ты? Чей ты (ж.р.)? Чья она? Чей он? Кто твой брат? — Мой брат Хасан. Где он? — Он дома. Кто твоя (ж.р.) сестра? — Моя сестра Наваль. Где она? — Она в школе. Зайд мой ученик. Амр твой учитель. Надия её учительница. Самира твоя ученица. Мой отец писатель. Твоя мать писательница. Она пьёт кофе.</text:p>
      <text:h text:style-name="Heading_20_4" text:outline-level="4">К уроку 16</text:h>
      <text:p text:style-name="Text_20_body">Кто во дворе (дома) бегает? Кто во дворе играет? Кто в комнате читает? Кто в классе пишет? Рашид, иди сюда, бери книгу и читай свой урок. Махмуд, войди в комнату, возьми тетрадь и напиши свой урок. Где твоя резинка? — Здесь, в пенале. Где моё перо? — Там, на столе. Ты читай и пиши в комнате. Бегай и играй во дворе. Мой двор большой. Твой двор маленький. Где ученики? — Они во дворе школы. Где ученицы? — Они во дворе дома. Мой сын бегает. Его сын читает. Её сын пишет. Твой (ж.р.) сын ест хлеб и пьёт кофе с молоком. Мой сын читает книгу и пишет свой урок пером.</text:p>
      <text:h text:style-name="Heading_20_4" text:outline-level="4">К уроку 17</text:h>
      <text:p text:style-name="Text_20_body">Ты читал эту книгу? — Да, я её читал. Ты написала свой урок? — Нет, я его ещё не написала. Кто взял мою резинку? — Твой младший брат. Кто съел его хлеб? — Его сын. Кто пил чай? — Твой (ж.р.) отец. Кто вошёл в дом? — В дом вошёл этот мужчина. Кто вышел из комнаты? — Из комнаты вышла та женщина. Кто делал это? — Это делал твой ученик. Учитель вышел из комнаты? — Нет, он ещё не вышел. Ученица вошла в класс? — Да, она вошла туда. Я вошёл в комнату, потом вышел. Она взяла книгу, потом прочитала её.</text:p>
      <text:h text:style-name="Heading_20_4" text:outline-level="4">К уроку 18</text:h>
      <text:p text:style-name="Text_20_body">Что ты делаешь в школе? — Читаю и пишу, бегаю и играю. Ты понял это слово из своего урока? Ты поняла эти слова из арабской книги? — Нет, я не поняла их. Это слово арабское. Эти слова арабские. Что делает ученик в зале? — Читает журнал. Вчера я пошёл в библиотеку и взял оттуда некоторые книги. А сегодня ты ходил в библиотеку? — Да, сегодня тоже я ходил туда. А завтра пойдёшь туда? — Нет, завтра не пойду. Ты (ж.р.) завтра в школу пой­дёшь? — Да, если Богу будет угодно. Где ты сидела? — Я сидела за партой (на парте). Где сидела учительница? — Она сидела на стуле.</text:p>
      <text:h text:style-name="Heading_20_4" text:outline-level="4">К уроку 19</text:h>
      <text:p text:style-name="Text_20_body">Чей этот мяч? — Он мой. А где мой мяч? — Там, во дворе. Чей тот мяч? — Твоего брата. Эй, мальчик, не играй здесь, а бери мяч, выйди во двор и играй там. Я поел немного хлеба с мясом, затем выпил немного чая с сахаром, затем взял свой мяч, вышел из комнаты во двор и поиграл в мяч со своими товарищами. С кем ты пошла в школу? — Я пошла с Аишой. С кем ты сидел на парте? — Я сидел со своим товарищем Хасаном. Это мясо вкусное? — Да, оно вкусное. Ты будешь есть его? — Нет, я не буду есть его. Мой мяч большой и красивый, а твой мяч небольшой и некрасивый.</text:p>
      <text:h text:style-name="Heading_20_4" text:outline-level="4">К уроку 20</text:h>
      <text:p text:style-name="Text_20_body">Где ты был? — Я был во дворе. Что ты там делал? — Играл в мяч с ребятами. Когда ты идёшь в школу? — Я иду в школу утром. Вечером где ты был? — Вечером я был в зале. Что ты там де­лал? — Читал газеты и журналы. Сейчас что ты делаешь? — Сижу на скамейке. Вставай, бери книгу и читай её. Ученик встал и вышел из зала. Ученица встала, взяла книгу и прочла её. Я выпила немного чая перед уроком и поиграла после урока. Кто там сейчас? Кто пошёл сейчас? Кто сейчас встал и вышел? Кто сейчас играл? Кто понял этот урок?</text:p>
      <text:h text:style-name="Heading_20_4" text:outline-level="4">К уроку 21</text:h>
      <text:p text:style-name="Text_20_body">Я инженер, и мой отец инженер. Ты преподаватель, и твой брат преподаватель. Ты вчера утром сел в машину и поехал, куда ты ехал? — Вчера утром я сел в машину и поехал в Махачкалу. Когда ты оттуда вернулся? — Я оттуда вернулся вчера вечером. Кто с тобой туда ездил? — Со мной туда ездил мой преподаватель. Ты водишь машину? — Да, я вожу машину. А твой младший брат водит машину? — Нет, он ещё не водит. Моя машина новая, твоя машина не новая. Ты не инженер. Ты не преподавательница. Я не писатель. Эта вода тёплая.</text:p>
      <text:h text:style-name="Heading_20_4" text:outline-level="4">К уроку 22</text:h>
      <text:p text:style-name="Text_20_body">У меня большой сад. В моём саду много деревьев и растений. Мой сад около моего жилища. Утром я выхожу из дома, вхожу в сад и там сижу немного на скамейке, затем встаю, возвращаюсь в свою комнату, ем немного хлеба и пью кофе с молоком, затем сажусь на диван и читаю свои уроки. Мухаммед, что ты хочешь? Зайнаб, что ты хочешь? Что хочет этот мужчина? Что хочет та женщина? Я ученик, и я хочу книги, тетради и карандаши. В моей комнате диван, этот диван мягкий и новый. Я сел на диван и посмотрел из окна. Где твоё село? — Моё село около города. Твоё село большое? — Да, моё село очень большое.</text:p>
      <text:h text:style-name="Heading_20_4" text:outline-level="4"><text:soft-page-break/>К уроку 23</text:h>
      <text:p text:style-name="Text_20_body">Кто живёт в этом новом доме? •— Я живу здесь. Кто живёт в том старом доме? — Там жил мой отец, теперь он там не живёт. Где он теперь живёт? — Теперь он живёт в городе, в новой квартире. Твоя мать живёт с ним в новой квартире? — Да, она тоже живёт с ним в новой квартире. Куда ты смотришь? — Я смотрю туда. Наша мечеть новая, она близко отсюда. Наша квартира старая, она далеко отсюда. Где живёт ваш инженер? Где жила ваша (ж.р.) преподавательница? Где жили ваши отцы и матери? — Они жили в деревне.</text:p>
      <text:h text:style-name="Heading_20_4" text:outline-level="4">К уроку 24</text:h>
      <text:p text:style-name="Text_20_body">Этот юноша — мой товарищ по школе. Эти юноши — мои товарищи по школе. Та девушка — твоя сестра. Те девушки — твои сестры. Мой отец старик. Твоя мать старуха. Наш профессор молодой, и он известный человек. Наши профессора молодые. Мой ученик прилеж­ный, а твой ученик не прилежный. Откуда этот крестьянин? — Он из Дагестана. Откуда та крестьянка? — Она из Чечено-Ингушетии. Те мужчины крестьяне. Те женщины крестьянки. Откуда он? — Он из этого села. Откуда она? — Она из того города. Кто ваш профессор? Кто этот молодой (человек)? Кто этот старик? Кто эта старуха? Кто этот мальчик? — Он мой сын.</text:p>
      <text:h text:style-name="Heading_20_4" text:outline-level="4">К уроку 25</text:h>
      <text:p text:style-name="Text_20_body">Кто из вас хочет пить чай? Кто из вас хочет сесть на лошадь и поехать на поле? Кто из вас хочет играть сейчас во дворе? Мы хотим сесть на лошадей и вернуться в деревню. Наша страна большая и богатая. В нашей стране много городов и сёл. В нашей стране мнош садов и полей. В нашей стране много крестьян и крестьянок. Мы все крестьяне. Они все профессора. Вы все преподаватели. Что ты хочешь? — Я хочу сесть и читать свой урок. Что он хочет? — Он хочет пойти в библиотеку, чтобы взять некоторые книги. У тебя ест поле? — Да, у меня есть большое поле. Чья эта корова? — Моей матери. Я сел на лошадь, ты села на осла.</text:p>
      <text:h text:style-name="Heading_20_4" text:outline-level="4">К уроку 26</text:h>
      <text:p text:style-name="Text_20_body">Этот фильм новый? Эта чернильница не твоя? Те чернила не хорошие? Бери мел, иди к доске и пиши на ней арабские слова. — Сейчас пойду. Написал? — Да, написал. А теперь читай их. Соль, молоко, хлеб и мясо на обеденном столе, а сахар, чай и кофе на полке. Кто хочет соль? (кому соль?). Мы едим и пьем за обеденным столом, а читаем и пишем за письменным столом. Мои книги и тетради на письменном столе, а твои книги и тетради на парте в портфеле. Кто посмотрел этот фильм? Кто хочет смотреть этот фильм? Я смотрел этот фильм, а теперь не хочу смотреть его.</text:p>
      <text:h text:style-name="Heading_20_4" text:outline-level="4">К уроку 27</text:h>
      <text:p text:style-name="Text_20_body">Кто твой (ж.р.) муж? Кто твоя жена? Я со своей женой пошёл в театр. Театр находится в городе. Театр недалеко от площади. Перед площадью имеется большое здание, это школа, а справа от него парк, и в парке много разных деревьев и растений, красивых роз. Мой муж иностранец, он араб. Кто этот мужчина? — Он профессор. Откуда он? — Он из Египта. Египет арабская страна? — Да, Египет арабская страна. Египет большая страна? — Да, Египет большая страна. Позади нашего дома много деревьев. В библиотеке нашего отца много книг. Некоторые их них арабские, а некоторые — русские.</text:p>
      <text:h text:style-name="Heading_20_4" text:outline-level="4">К уроку 28</text:h>
      <text:p text:style-name="Text_20_body">От кого это письмо? — Это письмо от моего брата. Где находится твой брат? — Он сейчас находится в Москве. Что он там делает? - Он там учится в университете. У него есть жена? — Нет, у него нет жены. А у тебя есть жена? — Да, у меня есть жена и дети. Они все ходят в школу. Это твой старший брат или младший брат? — Это мой младший брат. Ты написала письмо своей матери? — Нет, не написала ещё. А когда напишешь? — Напишу сегодня вечером. Бери сейчас бумагу и ручку, садись на стул и напиши письмо своей матери о нашей жизни, о жизни крестьян на полях и о жизни рабочих на фабриках. Мой костюм новый. Твой костюм старый. Когда ты вышел из дома, куда ты пошёл? — Я пошёл в мечеть. Ты получил моё письмо? Ты работала на этой фабрике? Ты училась в том университете? Ты узнала того человека?</text:p>
      <text:h text:style-name="Heading_20_4" text:outline-level="4">К уроку 29</text:h>
      <text:p text:style-name="Text_20_body"><text:span text:style-name="T3">Руслан, слезай с его машины и садись на мою машину. Ты куда едешь? — Я еду в город. Я тоже еду в город, возьми меня. Открой окно. Не открывай дверь. Откройте окна. Не открывайте двери. На улице холодно, надень костюм. Рашид, иди к доске, бери тряпку и вытри её, потом бери мел и напиши на ней эти русские слова. Кто понимает смысл этого слова? Рамазан, ты понимаешь? — Да, я понимаю. А ты, Самира, понимаешь? — Нет, я не понимаю. Ты учишься в этом университете? — Нет, я учусь не в этом университете (بل) я учусь в другом университете. Твоя сестра работает на этой фабрике? — Нет, (</text:span><text:span text:style-name="T2">بل</text:span><text:span text:style-name="T3">) она работает на другой фабрике. Каков ( </text:span><text:span text:style-name="T2">مَا</text:span><text:span text:style-name="T3"> ) </text:span><text:soft-page-break/><text:span text:style-name="T3">смысл этого слова? Объясни его мне, я его не понимаю. Я не знаю арабского языка, я не был в арабских странах. Я знаю только свой язык, аварский, и русский язык, других языков я не знаю. Какие языки ты знаешь? — Я знаю много языков.</text:span></text:p>
      <text:h text:style-name="Heading_20_4" text:outline-level="4">К уроку 30</text:h>
      <text:p text:style-name="Text_20_body">Вчера шёл дождь. Вчера было тепло, а сегодня холодно. Сегодня идёт снег, а что завтра пойдёт? Кто это знает? Кто знает, что завтра пойдет? В школьном саду финики, инжир и оливы. Я спросил Зейда: „Где ты был?" Он мне сказал: „Я был у учителя". Потом я спросил его: „Зачем ты пошёл к нему?" Он мне сказал: „Я пошёл к нему, чтобы спросить его о новых словах в сегодняшнем уроке". В сегодняшнем уроке много новых слов. Дождь полезный? — Да, дождь полезный. А снег полезный? — Да, снег тоже полезный. Кто нарисовал это? Кто сказал: „мяу"? Почему ты сидишь и не играешь с ребятами? Почему ты стоишь и не читаешь уроки? Почему ты не пишешь мне письма. Что я тебе сказал? Розы, деревья и посевы хогят дождя, почему ты их не поливаешь? Откуда идёт дождь? Откуда идёт снег? Нарисуй мне площадь и на площади мальчика с мячом. Нарисуй мне деревья и розы под ними.</text:p>
      <text:h text:style-name="Heading_20_4" text:outline-level="4">К уроку 31</text:h>
      <text:p text:style-name="Text_20_body"><text:span text:style-name="T3">Каково знамя ( </text:span><text:span text:style-name="T2">مَا هُوَ عَلَمُ</text:span><text:span text:style-name="T3"> ) вашей страны? — Знамя нашей страны</text:span></text:p>
      <text:p text:style-name="Text_20_body">— знамя Ислама. Знамя Ислама развевается над мечетью. Знамёна Ислама развеваются и над домами города. Ты продаёшь свою лошадь?</text:p>
      <text:p text:style-name="Text_20_body">— Да, я продаю свою лошадь, дом и уезжаю в город, чтобы жить там и чтобы учиться в университете. У меня есть барабан, а у моего брата барабана нет, у него только маленький мяч. После уроков мы выходим во двор. Я бью в барабан, а Муса бегает и играет в мяч, после этого мы возвращаемся в свою комнату и пьём немного кофе. Мы не бьём стаканы и не бьём чашки. Что вы посеяли на своём поле? Что они посеяли на своём поле? Что мы будем сеять на своём поле? Вы земледельцы, вы живёте в селе, а мы — рабочие и живём в городе. Я тебе говорю: "Играй". Я ему говорю: "Не играй", и он мне говорит: "Хорошо, не буду".</text:p>
      <text:h text:style-name="Heading_20_4" text:outline-level="4">К уроку 32</text:h>
      <text:p text:style-name="Text_20_body">Когда ты слушал арабскую передачу по радио? — Я её слушал вчера вечером. О чём была передача? — Передача была о жизни мусульман в мире. Ты мусульманин? — Слава Богу, я мусульманин. И твой товарищ тоже мусульманин? — Все мои товарищи в университете мусульмане. Мусульмане все — братья. Кто стоит на улице и помогает людям переходить улицу и двигаться по ней? — Регулировщик стоит и помогает людям и машинам двигаться по ней. Из чего птица делает своё гнездо? — Птица делает своё гнездо из соломы. Где птица собирает солому? — Птица собирает солому на поле. Раиса активная ученица. Она учится в школе, а когда возвращается домой, помогает своей матери. В наших садах много птиц и бабочек. Они летают с дерева на дерево и с растения на растение. Гнёзда птиц на деревьях. Кто сломал ветку нашего дерева? — Я знаю, кто её сломал.</text:p>
      <text:h text:style-name="Heading_20_4" text:outline-level="4">К уроку 33</text:h>
      <text:p text:style-name="Text_20_body">Почему ты у меня спрашиваешь? Почему ты не спрашиваешь другого человека? Почему ты сейчас спрашиваешь? Почему вчера не спросил? На каком языке эта книга? — Эта книга на арабском языке. Ты знаешь арабский язык? — Да, знаю. Хорошо ты знаешь арабский язык? — Да, хорошо. Когда ты его изучил? — Когда учился в институте. Этот шкаф для арабских книг, а этот шкаф для персидских книг, а этот шкаф для газет и журналов. Где ты был перед обедом? Где ты был? После обеда куда поедешь? Что у тебя в руке? — У меня в руке сосуд. Что в сосуде? — В нём молоко. Ты слушаешься своего учителя? Ты слушаешься своего отца и своей матери? — Да я слушаюсь их всех. Какую книгу ты хочешь? Какой иностранный язык ты знаешь? Какой магазин около вас? В какой комнате ты живёшь?</text:p>
      <text:h text:style-name="Heading_20_4" text:outline-level="4">К уроку 34</text:h>
      <text:p text:style-name="Text_20_body">Какой его дом? Какая твоя комната? В комнате</text:p>
      <text:p text:style-name="Text_20_body">много мух, возьми хлопушку и выгони их ею. Это английская газета. В этой газете новые известия о жизни мусульман в мире. Ты умеешь читать и писать? — Да, умею. Кто тебя учил? — Я учился в школе. Ты сегодня ходил на реку ловить рыбу? — Нет, я сегодня не ходил туда, вчера тоже не ходил, я ходил туда позавчера, я пойду туда ещё послезавтра. Где вы продаёте рыбу? — Мы продаем рыбу на базаре. Когда вы обычно играете? — С утра мы идем в школу, после уроков возвращаемся домой, обедаем дома и после обеда выходим во двор, чтобы поиграть. Какие у вас новости? ( مَا هُوَ الْخَبَرُ الْجَدِيدُ عِنْدَكُمْ؟ ) — У нас много новостей. Где вы их слышали? — Мы каждый день читаем газеты и журналы и узнаём новости из них. Около нашего дома есть озеро, я и мой брат плаваем в озере в тёплый день, ловим рыбу, бегаем, играем, потом все садимся ( <text:soft-page-break/>جَمِيعًا ) и читаем уроки.</text:p>
      <text:h text:style-name="Heading_20_4" text:outline-level="4">К уроку 35</text:h>
      <text:p text:style-name="Text_20_body">Кто ты? — Я студент. Где ты учишься? — Я учусь в университете. Кто она? — Она моя жена, она тоже студентка. Где находится ста­дион? — Стадион далеко отсюда, что ты хочешь? — Хочу пойти туда поиграть в футбол. Я люблю футбол. Мы каждый день играем в футбол на школьном стадионе. Стадион нашей школы новый и красивый. С праздником, Расул! — С праздником, Магомед! Куда ты идёшь? — Я иду на праздничный намаз в мечеть, а ты пойдёшь со мной туда? — Да, я тоже пойду туда. Какая у тебя религия? — Моя религия — Ислам. Ты любишь свою религию? — Да, я люблю свою религию Ислам и люблю джихад. Наш дом деревянный, и мы живём в деревянном доме. После окончания намаза пойдём к своим братьям для поздравления их с праздником? — Да, пойдём.</text:p>
      <text:h text:style-name="Heading_20_4" text:outline-level="4">К уроку 36</text:h>
      <text:p text:style-name="Text_20_body">Когда ты поступил в институт? — Я поступил в институт в прошлом году. Ты хочешь поступить в институт? — В этом году не хочу; если Богу будет угодно, я поступлю в институт в будущем году. В эти дни ты ходил в школу? — -Я был болен, и поэтому вчера, позавчера и сегодня я не ходил в школу. Читай эту книгу, в ней много рассказов. Наш отец больной и слабый, поэтому он не выходит из дома. Кто тебя посетил сегодня утром? — Мой брат из другого города. А ты когда посетишь его? — Я посещу его в будущем месяце ( فِى الشَّهْرِ القَادِمِ ). Добрый день, Сайд. — Добрый день, Дауд. Ты был дома? — Да, я был дома. Это подарок от меня тебе. Где твои часы? Откуда они у тебя? Часы — подарок одного араба. У меня утренняя газета, в ней новости; ты будешь её читать? Мой дядя врач. Мои дяди врачи. Ты слышал этот рассказ? — Нет, не слышал Хочешь послушать? — Да, хочу. — Садись около меня.</text:p>
      <text:h text:style-name="Heading_20_4" text:outline-level="4">К уроку 37</text:h>
      <text:p text:style-name="Text_20_body"><text:span text:style-name="T3">Кто ты? — Я спортсмен. Ты любишь спорт? — Да, очень ( </text:span><text:span text:style-name="T2">كَثِيرًا</text:span><text:span text:style-name="T3">) люблю. Что находится на полу? — На полу ковёр, ковёр большой и широкий, и очень красивый. Мы каждый день сидим на этом ковре, читаем свои уроки, а после уроков пьём чай, кофе или молоко. Что на стене в твоей комнате? — На стене в моей комнате карта. Карта — географическая. Мой дядя рыболов. У него много удочек. И у меня тоже есть одна удочка. У тебя есть ножницы? Пол в моей комнате деревянный. Давай сядем сюда. Давай напишем письмо своему брату. Давай возьмём удочку и пойдём к реке ловить рыбу. На круглом столе ваза, а в вазе — красивые розы. Эти розы из нашего сада. Все студенты на городском стадионе, некоторые из них играют в волейбол, а некоторые сидят на скамейках и смотрят волейбол.</text:span></text:p>
      <text:h text:style-name="Heading_20_4" text:outline-level="4">К уроку 38</text:h>
      <text:p text:style-name="Text_20_body">Скажи мне, кто твой Бог? — Мой Бог — Бог. А кто твой Про­рок? — Мой Пророк — Мухаммад. Кто отец Мухаммада? — Отец Мухаммада — Абдулла. Кто дедушка Мухаммада? — Дедушка Мухаммада — Абдулмуталиб. А кто дядя Мухаммада? — Дядя Мухаммада — Абуталиб. Как зовут жену Пророка? — Её зовут Хадиджа. Как зовут мать Пророка? — Её зовут Амина. Скажи, где родился наш Пророк и где его похоронили? — Он родился в Мекке, а похоронили его в Медине. Мои деньги в сундуке. Сундук мой закрыт, на нём большой замок, ключ от него у меня. В этом году мы будем сажать в поле картошку, помидоры и другие овощи. Мы любим овощи. Как тебя зовут? — Меня зовут Гарун. Как зовут твоего брата? — Его зовут Муса. У тебя есть деньги? — У меня мало денег, и они в сундуке.</text:p>
      <text:h text:style-name="Heading_20_4" text:outline-level="4">К уроку 39</text:h>
      <text:p text:style-name="Text_20_body">У нас есть конь. Он работает на поле, возит мешки, и мы садимся верхом на него. Конь — очень полезное животное. Дочь моя, возьми верёвку, привяжи коня и дай ему ячменя. У тебя есть коробка красок? — Да, у меня есть коробка красок. Бассейн в вашем дворе глубокий? — Да, очень глубокий. В нём много воды. Я плаваю в бассейне. Плавать я научился в детстве. Меня учил плавать мой старший брат. Дети, учитесь плавать, плавание очень полезно. Я клеил бумагу клеем. Зухра нарисовала рисунок, затем раскрасила его в разные цвета и наклеила на стену. Что ты делаешь в свободное вре­мя? — Обычно в свободное время я слушаю радиопередачи. Что в этих мешках? — В них пшеница. Эта верёвка длинная. Этой верёвкой мы привязываем осла, быка и корову.</text:p>
      <text:h text:style-name="Heading_20_4" text:outline-level="4"><text:soft-page-break/>К уроку 40</text:h>
      <text:p text:style-name="Text_20_body">Когда вы посетили зоопарк? Какие животные в зоопарке? Газель, лев, тигр и обезьяна — дикие животные. Сайда, покорми кур ячменём. Я кормил быков сеном. Ты кошку кормила хлебом? — Нет, ещё не кормила. Мой ребёнок в детском саду. Это интересный рассказ, я хочу услышать от тебя тот рассказ ещё. Я люблю интересные рассказы. Это хорошая книга, в ней интересные рассказы о диких животных: рассказ о львах, рассказ о тиграх и другие рассказы-Куда попала муха? — Муха попала в паутину. Тогда кто набросилс на муху? — На муху набросился паук. Почему ты смеёшься? Почему ты (ж.р.) плачешь? В моей комнате нет пауков. Я ткач и моя сестра тоже ткачиха. Мы ткём сети для ловли рыбы. Паук насекомое и муха тоже насекомое. Где находится зоопарк? Давай посетим его и возьмем младшего брата тоже с нами. Слушай, что я тебе скажу: сегодня праздник, сегодня зоопарк не работает, понял? – Да, понял. </text:p>
      <text:h text:style-name="Heading_20_4" text:outline-level="4">К уроку 41</text:h>
      <text:p text:style-name="Text_20_body">В зоопарке лев, тигр, волк, медведь, обезьяна <text:span text:style-name="T3">а </text:span>другие дикие животные. Что из мебели имеется в твоей квартире? — В моей квартире немного мебели: один круглый стол, две кровати, один диван, два стула. И на столе радиопримёник и телефонный аппарат. А на кухне один четырёхугольный обеденный стол, две скамейки. А что на полу? На полу два ковра. Где находится мечеть в вашем городе? — Мечеть находится на улице им. Али, в центре города. Твой дом на какой улице? — Мой дом на улице им. Умара. Ты сегодня ходил на базар продавать рыбу? — Нет, не ходил, у меня не было рыбы, всю рыбу я продал вчера. Почему ты бьёшь этого маленького мальчика? Не бей его, он же (<text:span text:style-name="T3">اِنَّهُ</text:span> )<text:span text:style-name="T3"> </text:span>плачет. Потому что он взял мой пенал и не</text:p>
      <text:p text:style-name="Text_20_body">спросил меня. Ты знаешь, почему я здесь? — Да, знаю. Ты знаешь, почему сегодня лифт не работает? — Нет, не знаю. Если бы я был на твоём месте, я бил бы его. Если бы ты был на моём месте, ты бы плакал. Мой ученик маленький, но он старательный.</text:p>
      <text:h text:style-name="Heading_20_4" text:outline-level="4">К уроку 42</text:h>
      <text:p text:style-name="Text_20_body">В вашей стране есть горы? — Да, в нашей стране есть горы, они высокие, и в них курорты. Я живу в горах, в деревне. Мой брат тоже жил с нами в горах, а теперь он не живёт с нами, он в городе-В каком году ты был на курорте? — Я был на курорте и в этом году, и в прошлом году, я почти каждый год езжу на курорт, что это за деревья? — Это ореховые деревья. Первый урок лёгкий, второй урок тоже лёгкий, а третий урок трудный. Когда ты вышел из комнаты, вошёл твой друг. Когда я вышел из школы, я застал учителя во дворе. Это твой друг? — Я его не знаю, кто он? Где мама? — Мам на кухне, готовит пищу на газовой плите. Ты молился? — Да, молился. Где ты молился? — Я молился в мечети. Кто ещё с тобой молился? — Со мной молился мой друг Тарик. Что мама делает на кухне? — Она готовит нам завтрак. Кто для вас готовит завтрак, обед, ужин? — Мама готовит, а когда она уходит в поле работать, готовит старшая сестра. Сегодня завтрак очень вкусный, кто готовил его. - Мама готовила его. Мама, спасибо тебе, ты накормила нас хорошо.</text:p>
      <text:h text:style-name="Heading_20_4" text:outline-level="4">К уроку 43</text:h>
      <text:p text:style-name="Text_20_body">Он рад. Они рады. Я рад. Мы рады. Меня били. Скажи мне, кто тебя бил, кто этот человек? Почему он тебя бил? Эта книга написана в прошлом году. Твой кофе выпили. Моё мясо съели, и я не знаю, кто его съел. Пора молиться, вставайте, ребята. Папа, где мы будем молиться? Где мы будем разбивать палатку? — Молиться мы будем под этим деревом, а палатку разбивать будем под теми высокими деревьями. Что имеется в твоём чемодане? — В нём игрушки для моих детей. Твой сын ходит в школу? — Нет, не ходит, он еше маленький. Он пойдёт в школу через год, а моя дочь уже выросла, и она пойдёт в школу в этом году. У неё есть тетради, книги, ручка и портфель; у неё ещё есть школьная форма. Мы сидим вокруг обеденного стола. Я вернулся из путешествия поездом утром. Отец всё ещё болен? — Да, он всё ещё болен. Он для намаза встаёт? Нет, он очень слаб, и поэтому для намаза он не встаёт. Когд встречаешь своих друзей, приветствуй их. Когда настаёт время намаза вставай для намаза. Это утренний поезд.</text:p>
      <text:h text:style-name="Heading_20_4" text:outline-level="4">К уроку 44</text:h>
      <text:p text:style-name="Text_20_body">У тебя есть ко мне вопросы? Какие у тебя ко мне вопросы? Задавай свои (давай сюда твои) вопросы. У меня нет к тебе вопросов. Я хорошо понял урок. Мы должны быть солдатами Ислама. Мы должны учиться и в школах, и в институтах, и в университетах. И мы должны защищать свою религию и свою родину. Мы должны защищать своих братьев — мусульман. Да здравствует наше государство, государство Ислама! Да здравствует наша религия Ислам! Да здравствуют мусульмане! Да сохранит тебя Бог, наш Ислам! Да сохранит вас Бог, мусульмане! Когда прозвенел звонок, почему ты не заходишь в класс? Почему ты стоишь здесь? Все мусульмане — мои братья. Я люблю всех мусульман и защищаю их. Мой отец герой. Наши отцы герои. Это исламская страна? — Нет, это не исламская страна. Я становился в ряд. Мы становились в ряды. Иди, становись в ряд. Почему ты не становишься в ряд? Где преподаватели? — Они в университском дворе. Мой народ неарабский, и я неараб, но я люблю арабов, потому что мой Пророк араб и язык Корана — арабский. У меня много арабских друзей, я их люблю, и они меня любят, так говорят они.</text:p>
      <text:h text:style-name="Heading_20_4" text:outline-level="4"><text:soft-page-break/>К уроку 45</text:h>
      <text:p text:style-name="Text_20_body">Мальчик, не делай так, а делай вот так. Не читай так, а читай вот так. Я тебе говорил, не пиши так, а пиши вот так. Тебе следует вставать, когда заходят твой отец или старший брат, или учитель. Когда ты встречаешь старших, ты должен приветствовать их, а когда тебя приветствуют они, ты должен отвечать на их приветствие. Я работаю на танковом заводе. Мой отец работает на автозаводе. Твой друг работает на авиазаводе. Я ходил по двору и увидел бумагу на земле. Я взял бумагу и положил ее в корзину для бумаги. Твоей комнате следует быть чистой, твоим книгам и тетрадям тоже следует быть чистыми, и тебе следует быть чистым. Эта бумага из твоей книги. Куда ты бросил бумагу? Нам следует поднять знамена Ислама над домами и над мечетью. Ахмед и его друзья совершили вчера экскурсию на авиазавод. Мы тоже совершим завтра экскурсию на танковый завод. Сегодня праздник: над мечетью мы установили зеленое исламское знамя. Над домами и мечетью развевается наше знамя.</text:p>
      <text:h text:style-name="Heading_20_4" text:outline-level="4">К уроку 46</text:h>
      <text:p text:style-name="Text_20_body"><text:span text:style-name="T3">Курица побежала, и за ней побежал петух. По полю бегут быки и коровы. В вашем классе есть доска? — Да, есть. Какого она цвета? — Чёрного цвета. А мел? — Мел тоже есть. Какого цвета мел? — Мел белого цвета. Я нашёл резинку, что мне с ней делать? Я ходил по улице и вдруг увидел своего друга Махмуда. Я ему сказал: „Ты где был?" Он мне сказал: ,,Я был в театре". В нашем лесу много диких зверей ( </text:span><text:span text:style-name="T2">الْوُحُوشٌ</text:span><text:span text:style-name="T3">). Там есть волки и медведи. Стены моей комнаты белые, а пол красный. Читай эту фразу и объясни её мне. О чем ты хочешь спросить меня? — Я хочу спросить тебя, когда мы пойдём на экскурсию в лес. Эта задача была трудная, Сайд помог мне, и я поблагодарил его. Это книга Хасана, я хочу вернуть её, но его нет дома. Я её брал у него вчера. Куда он пошёл? — Он пошёл в лес. Я подумал, что с ней делать, и сделал, как ты мне говорил. Делай, как я тебе говорю. Через неделю вернётся наш отец из своей поездки.</text:span></text:p>
      <text:h text:style-name="Heading_20_4" text:outline-level="4">К уроку 47</text:h>
      <text:p text:style-name="Text_20_body">На вашей улице есть почто§ое отделение? — Да, на нашей улице недалеко от нашего дома, риом с мечетью, есть почтовое отделение. Твой отец почтальон? — Нет, мой отец не почтальон, а дядя мой — почтальон. Я хочу одну марку, чтобы написать письмо своей дочери. Вот почтовая марка, на, бери. Почтовое отделение сейчас работает? — Сейчас не знаю, но утром работало. Я пойду туда узнать. Этот камень тяжёлый, а ты слабый и ещё болел, ты не поднимешь его. Ты не поднимай тяжелые камни, а когда захочешь поднять, позови своих друзей. Наш отец болен, иди позови врача. Не бери его с собой, оставь его здесь. Мой друг — ученик с хорошим характером, полный энергии. Его характер хороший. Твой характер плохой. Я учусь на историческом факультете. Ты учишься на географическом факультете. Она учится на факультете востоковедения. Ты видел моего друга Саида? — Да, видел недавно ( مُنْذُ وَقْتٍ قَرِيبٍ ) около твоей машины. Я убрал с дороги несколько камней. Убери с дороги вон тот камень. Давай пойдём в лес вместе. Давай поиграем в мяч. Пойдём сядем.</text:p>
      <text:h text:style-name="Heading_20_4" text:outline-level="4">К уроку 48</text:h>
      <text:p text:style-name="Text_20_body">Что здесь случилось? Почему здесь люди? Что случилось на улице? У нас есть трактор, трактор тащит плуг и пашет землю. Крестьянину необходимы плуг, трактор или быки. Когда идёшь в школу, тебе надо чистить свою одежду и выходить чистым. Нам необходима чистота. Каждому из нас следует быть чистым. Бог любит чистого мальчика. Крестьянин пашет землю плугом. Где мой циркуль? — Я не знаю, куда ты положил его. Я тоже не знаю. Он читает быстро. Ты читай быстро. Не читай быстро. Мой сосед вошёл в мой дом, а потом быстро вышел. Почему он быстро вернулся? — У него отец болен дома, поэтому он вернулся быстро. Сегодня все крестьяне на полях пашут, сеют. Каждый из нас выполняет одну работу, и все работы важные. Повернись направо. Повернись налево. Смотри вперёд. Моя тетрадь чистая, а твоя тетрадь не чистая. У вас есть трактор? — Да, есть. Когда вы его купили? — В прошлом году.</text:p>
      <text:h text:style-name="Heading_20_4" text:outline-level="4">К уроку 49</text:h>
      <text:p text:style-name="Text_20_body">У нас в доме есть гнездо воробья, и в гнезде несколько птенцов. Воробей каждое утро летает вокруг дома и чирикает. Я рассказал своему другу о том, что я делал на даче, и кто со мной еще там был. Расскажи мне, где ты был с утра. Расскажи мне, что там случилось. Он не услышал твои слова. Кто к тебе пришёл? — Никт ко мне не пришёл. Когда ты ко мне придёшь? Мой друг книготорговец, а его отец — старый садовник. Отвечай на мои вопросы. Я его спросил о многом, и он ответил на мои вопросы. Когда я отпустил птенца, он улетел далеко от меня и сел на дерево. Мусульманин любит свободу. Все мусульмане любят свободу. Я мусульманин поэтому я люблю свободу. Свобода только в Исламе ( لاَ حُرِيَّةَ اِلاَّ فِى الإِسْلاَمِ ). Птицы летают в воздухе. Рыбы <text:soft-page-break/>плавают в воде. А люди ходят по земле. Ты кого-нибудь видел? — Нет, я никого не видел. Ты кого-нибудь спросил? — Да, я спросил одного человека. Оставь кошку и не хватай её. Ребёнок упал на землю и заплакал. Мальчик упал на землю, но он встал и не плакал.</text:p>
      <text:h text:style-name="Heading_20_4" text:outline-level="4">К уроку 50</text:h>
      <text:p text:style-name="Text_20_body">Пойдём посмотрим на поле, на сад и на розы в саду. Около нашег села есть глубокое озеро, пойдём посмотреть его? Где продаётся мя со? Где продатёся зелень? Где продаются сыр, масло, яйца и други продукты? — Всё это продаётся на рынке. Где вы получаете моло ко? — Мы его получаем от коровы. У вас много коров? — У на несколько коров, а вы где получаете молоко? — Мы молоко покупаем в магазине. Аиша, ты корову доила? — Нет, не доила; она вернулась с пастбища? — Да, вернулась. Во что я подою её? — Дои её в этот сосуд. Мы поели хлеба с маслом, затем выпили чай с сахаром. Сегодня сельский базар, все люди идут на базар. Одни идут что-то купить; другие идут что-то продать. Эта старуха несёт в своей корзине яйца а та старуха несёт сыр, третья старуха несёт в мешке ячмень. Мь сидим за обеденным столом, на столе хлеб, масло и соль, и пере; каждым из нас стакан кипячёного молока. Я люблю пить кипячёное молоко после еды, а мой брат не любит кипячёное молоко, он всегда пьёт некипячёное молоко.</text:p>
      <text:h text:style-name="Heading_20_4" text:outline-level="4">К уроку 51</text:h>
      <text:p text:style-name="Text_20_body">Где большая мечеть? Когда пятница? — Сегодня пятница. В пятницу все мужчины идут в большую мечеть, чтобы совершить пятничный намаз. Кто работает в мечети? — В мечети работают имам, муэдзин и уборщик. Что делает каждый из них? — Имам совершает намаз (стоя) впереди людей, муэдзин призывает людей на намазы, а уборщик подметает мечеть и убирает её. Ты ходишь в мечеть? — Да, я хожу. Тебе следует на каждый намаз ходить в мечеть. Имам становится впереди всех, и люди становятся в ряды за имамом, затем имам молится, и все люди молятся за имамом. Вот так совершают люди групповой намаз. Когда урок кончился, ученики вернулись по своим домам. В пятницу мусульмане не ходят (не идут) на работу, не ходят на заводы, на фабрики, в поля; в пятницу мусульмане ходят только в мечеть. В пятницу мусульмане не работают. Сальма, ты двор подме­ла? — Нет, не подмела. Надо было подмести, иди возьми веник и подмети. — Хорошо. Мама, я веника не нахожу, куда ты его положи­ла? — Спроси Лейлу, веник утром был у неё в руках.</text:p>
      <text:h text:style-name="Heading_20_4" text:outline-level="4">К уроку 52</text:h>
      <text:p text:style-name="Text_20_body"><text:span text:style-name="T3">У нас жирный барашек. У барашка длинная шерсть. Барашек ест люцерну. Я слышу звук, а ты слышишь звук? — Да, я тоже слышу, а что это за звук? — Это гул (звук) трактора. </text:span><text:span text:style-name="T2">TpatTop</text:span><text:span text:style-name="T3"> в поле, он пашет землю. На тракторе работает мой сосед. Трактор работает на поле целый день и каждый день с утра до вечера. Рядом с полем есть канал, в канале вода. Что делает Фарид целый день в библиотеке? Он целый день сидит в читальном зале и читает старые арабские книги. В канале течёт вода, в воде плавает рыба, и ребята сидят там и ловят рыбу. У каждого из них есть удочка. В нашем городе много мечетей и школ, чистые улицы, парки и сады. Эти рабочие и работницы из Москвы, а те — из Киева. Где ты живёшь? — Я живу на этой улице. Дверь открыта? — Да, дверь открыта. Все стулья в этой комнате чёрные. На всех столах арабские книги. Все дома в городе белые. Мы читали эту книгу, а вы тоже читали её? Они взяли письмо и прочитали его. Ты знаешь этого писателя? — Да, я его книги читал. Вы знаете этих писателей? — Да, мы их книги читали.</text:span></text:p>
      <text:h text:style-name="Heading_20_4" text:outline-level="4">К уроку 53</text:h>
      <text:p text:style-name="Text_20_body">В прошлом месяце я был на заводе. Этот завод консервирует фрукты и овощи в банках. На заводе много цехов. В каждом отделе много станков. Станки крутятся целый день, и рабочие ходят (крутятся) вокруг станков. Мусульманин любит Ислам и служит ему! Мусульманин служит государству Ислама. Я сегодня радостный (в радости). Почему ты сегодня радостный (в радости)? — Потому что папа вернулся из путешествия. Он посетил зоопарк и видел там разных диких зверей, поэтому он был удивлён (в удивлении). Быки дают пользу людям, они пашут землю, и лошади тоже дают пользу людям, люди ездят на них. Заводы и фабрики необходимы нам. Я преподаватель арабского языка. Моя жена преподавательница русского языка. Ты преподаватель персидского языка. Наш завод консервирует рыбу и мясо. В начале месяца. В начале года. В начале книги. Оросительная машина находится в начале поля. Кто это? — Это рабочие с завода, они сейчас идут на работу. Персики, абрикосы, виноград, яблоки, финики и инжир — всё это вкусные фрукты, и все они полезны нам.</text:p>
      <text:h text:style-name="Heading_20_4" text:outline-level="4">К уроку 54</text:h>
      <text:p text:style-name="Text_20_body">У нас загон. В загоне много кур и петухов. Однажды я зашёл в загон и поймал там петуха. Петух был нежирный, я его отпустил и поймал другого петуха. Я счастлив. Она счастлива. Однажды наша мать заболела, и мы её повели (взяли) к врачу. Врач лечил её несколько дней. Однажды наша курица вышла из загона и пошла далеко от него в поле, а там лиса поймала её и съела. Это его речь. Это речь профессора. Коран — речь Бога. Это хитрость, не хитри (не делай со мной хитрости). Я лечу больных. Доктор лечит больного. Лечи меня, я больной. Пожалуйста, закрой дверь, на улице холодно. Пожалуйста, открой окна, в комнате жарко. Ты искал</text:p>
      <text:p text:style-name="Text_20_body">свою книгу среди моих книг? — Да, искал. Нашёл? — Не нашёл. Ищи её на этой полке. Я поймал лису и отрезал ей хвост. Лиса хитрая. У нас нет загона для кур, нам надо сделать загон для них. Надо быстро искать <text:soft-page-break/>врача, больной сильно кричит. Лиса</text:p>
      <text:p text:style-name="Text_20_body">каждую ночь охотится на кур и съедает их, надо сделать какую-то хитрость.</text:p>
      <text:h text:style-name="Heading_20_4" text:outline-level="4">К уроку 55</text:h>
      <text:p text:style-name="Text_20_body">На каникулах мы с младшим братом были в селе. Когда у вас кончаются каникулы? — У вас сейчас каникулы? — У меня сейчас каникулы полугодия. Ты читал эту книгу? — Я читал только половину книги. А вторую половину когда будешь читать? — Если Богу будет угодно, завтра прочитаю. Съешь половину хлеба. Половина этих денег — твоя. Первую половину поля я вспахал с утра до обеда, теперь обеденное время, надо обедать, а вторую половину поля я буду пахать после обеда. Ты был в городе, расскажи мне о том, что ты видел там. Эта вода чистая? Вода в реке в это время чистая и прозрачная. В канале течёт прозрачная вода. В нашем доме есть электрический свет. Около нашего города электростанция. Не пей нечистую воду, а пей чистую воду. Звонок прозвенел (раздался)?-Я не слышал. Я сел на поезд на этой станции. Какая ( مَا هِىَ؟ ) следующая станция? Электростанции приносят людям много пользы. Людям необходимы электростанции. Когда кончится урок? - Урок кончится через некоторое время. С Новым годом, ученики! С праздником, ученики!</text:p>
      <text:h text:style-name="Heading_20_4" text:outline-level="4">К уроку 56</text:h>
      <text:p text:style-name="Text_20_body">Это вилка, а это ложка. Вилка и ложка в тарелке, а тарелка на обеденном столе. Сегодня суп вкусный, кто готовил его? Я поел, а потом помыл свою тарелку. Всегда уважай старших. Всегда уважай урок и учителя. Не оборачивайся во время урока направо и налево. Я взял топор и срубил им старое дерево в саду. Бери молоток и забивай гвозди в эту доску. Этот гвоздь большой. Мне нужны (я хочу) маленькие гвозди. Мальчик взял пилу и распилил бревно на две половины. Где сейчас живут твои родители? Ваши родные с вами? Некоторые ученики в нашем классе послушные, а некоторые непослушные. Учитель любит послушного ученика. Бог любит послушного человека. Я люблю своих родных и всех мусульман. Мой дедушка старик, он мне всегда говорит: „Сынок мой ( يَا بُنَىَّ), будь всегда активным, старательным, послушным и воспитанным, вот тогда тебя полюбят все". Где продаются инструменты плотника? — Инструменты плотника продаются в магазине. Моя бабушка больна, и она говорит: „Ах, ах".</text:p>
      <text:h text:style-name="Heading_20_4" text:outline-level="4">К уроку 57</text:h>
      <text:p text:style-name="Text_20_body">Сколько у тебя рублей? За сколько ты купил нож? За сколько вы купили этот дом? А вы почём продаёте его? Этот дорогой, а этот дешёвый. Это стоит 10 рублей, а это стоит 1 рубль. Сколько учеников отсутствовали на уроке? — На уроке отсутствовали 2 ученика. На (возьми) деньги и положи их в карман. Я всегда ложусь рано и встаю с постели рано, и никогда не отсутствую на уроке. У нас сегодня важный урок — урок арабского языка. Два преподавателя. Три студента. Четыре книги. Пять досок. Шесть газет. Семь уроков. Восемь товарищей. Девять комнат. Десять быков. Пять лет. Два стакана холодной воды. Три чашки горячего кофе. Я прочитал шесть книг. В нашем городе восемь институтов и десять мечетей. На утреннем намазе в мечети было 9 рядов и в каждом ряду (по) 8 человек. В моём кармане 2 рубля и 2 копейки. Сколько стоит книга? — Книга стоит два с половиной рубля. Она дешёвая? — Да, недорогая. Когда ты уезжаешь в горы? — Через 3 дня. Сколько дней ты там бу­дешь? — 5 дней.</text:p>
      <text:h text:style-name="Heading_20_4" text:outline-level="4">К уроку 58</text:h>
      <text:p text:style-name="Text_20_body">Почему ты сегодня поздно пришёл в школу? Что тебя задержало? — Я лёг поздно и поэтому встал с постели утром поздно. Как ваши дела? — Спасибо, хорошо. Где ты сейчас живёшь (проживаешь)? — С родными в селении. До свидания! — До свидания! Кто сегодня присутствует? Кто отсутствует? Когда заходят отец или учитель, или Другой старший человек, (ты) вставай в знак уважения к ним. Где студенты? — Они в аудитории. Что идёт в кинотеатре? ( مَاذَا يُعْرَضُ فِى دَارِ السِّينَمَا ) В кинотеатре сегодня идёт новый фильм. В каком ряду ты сидел (был) в кино? — Я сидел (был) в первом ряду. А кто рядом с тобой сидел? — Рядом со мной сидел мой верный друг Хасан. Мы с ним вместе учим уроки, вместе играем. Я задал ему ( اَلْقَيْتُ عَلَيْهِ) вопрос, и он сразу ответил на мой вопрос. По окончании</text:p>
      <text:p text:style-name="Text_20_body"><text:s/>намаза в мечети мы разошлись по домам. В клубе есть люди? В вашем квартале одна мечеть? — Нет, в нашем квартале две мечети, потому что наш квартал большой. Махмуд не знает новые слова этого Урока, потому что он отсутствовал на нём. Почему Мухаммед отсутствует на намазе? Почему Фатима отсутствует на уроках?</text:p>
      <text:h text:style-name="Heading_20_4" text:outline-level="4">К уроку 59</text:h>
      <text:p text:style-name="Text_20_body">Эта газета политическая. Эта книга литературная. Этот журнал литературно-политический. Сколько <text:soft-page-break/>политических и сколько литера­турных книг на этажерке? Этажерка новая, я её купил вчера за 100 рублей. Где сидят студенты? — Студенты сидят на стульях около окна. Ты эту статью читал? — Нет, не читал, о чём она? — Статья написана о распространении Ислама среди народов мира, особенно среди молодёжи. Почему среди молодёжи? — Потому что она (молодёжь) быстро всё понимает, а что касается стариков, то они никогда не понимают. В клубе идёт хороший фильм, пойдёшь со мной смотреть фильм? — Нет, не пойду, я очень занят, у меня много работы. Где джамаат? — Это полдень, сейчас джамаат в мечети, джамаат занят намазом. Чем занят ученик? — Ученик занят уроками. Моя комната просторная и светлая. В моей комнате 3 окна. На столе электролампа. На полках много печатных и рукописных книг. У тебя есть сегодняшняя газета? — Есть, на, читай.</text:p>
      <text:h text:style-name="Heading_20_4" text:outline-level="4">К <text:span text:style-name="T3">уроку 60</text:span></text:h>
      <text:p text:style-name="Text_20_body">Сколько секунд в минуте? — В минуте 60 секунд. Сколько минут в часе? — В часе 60 минут. Сколько часов в сутках? — В сутках 24 часа. Сколько дней в году? — В году 365 дней. Сколько кварталов в году? — В году 4 квартала: весна, лето, осень и зима. Сколько дней в неделе? — В неделе 7 дней: понедельник, вторник, среда, четверг, пятница, суббота, воскресенье. 11 мужчин, 12 женщин, 13 книг. 20 журналов. 45 дней. 51<text:span text:style-name="T3"> </text:span>статей. 21 студент. 21 студентка. 17 портфелей. 18 рабочих. 20 газет. 88 столов. 67 комнат. 12 статей. 15 друзей. 16 домов. 54 двери. 62 города. 30 лет. 22 карандаша. 25 газет. 32 журнала. 81 школьница. 18 товарищей. Сколько стоит бык? — Бык стоит 2000 рублей. Сколько стоит машина? — Машина стоит 200 000 рублей. Сколько книг в большой библиотеке? — Там 2 000 000 книг. Сколько студентов учится с тобой на одном курсе? — Со мной на одном курсе учатся 44 студента, 20 из них — иностранцы, 24 — советские. Они все мусульмане? — Хвала Богу, они все мусульмане. Я рад им.</text:p>
      <text:h text:style-name="Heading_20_4" text:outline-level="4">К уроку 61</text:h>
      <text:p text:style-name="Text_20_body">Человек, которого мы видели во дворе мечети, — ( هُوَ ) наш имам. А женщина, которая стояла рядом с ним, — ( هِىَ ) его жена. Стадион, на котором студенты играли, — ( هُوَ) городской стадион, и парни, которые там играли, — это студенты Исламской школы. Кто такой имам? — Имам — это тот, кто молится (стоя) впереди людей. А кто такой муэдзин? — Муэдзин — это тот, кто призывает людей на намазы в их время. Юноши и девушки, уважайте матерей, которые кормят вас. Ученики и ученицы, уважайте учителей и учительниц, которые обучают вас. Ты болел уже месяц, когда ты выздоро­вел? — Я выздоровел неделю тому назад. Откуда ты сейчас возвращаешься? — Я возвращаюсь со стадиона. Там играла наша команда с командой другого института. Какая команда выиграла? — Выиграла их команда. Где письмо, которое ты получил от отца? — В портфеле, который находится в шкафу. Как называется женщина, у которой нет мужа? И как называется мужчина, у которого нет жены? — Её называют незамужней, а его называют холостым.</text:p>
      <text:h text:style-name="Heading_20_4" text:outline-level="4">К уроку 62</text:h>
      <text:p text:style-name="Text_20_body">Ты приготовил сено для своего скота на зимнее время? — Да, я приготовил много сена на зиму. А где ты его хранишь? — Я его. храню в сарае. Когда приходит зима, кончаются работы крестьян и крестьянок, а когда приходит весна, они выходят на поля, чтобы пахать землю и сеять зерно. Когда работают крестьяне и когда они отдыхают? — Крестьяне работают весной, летом и осенью, а зимой отдыхают. А что касается учеников и студентов, то они занимаются осенью, зимой и весной, а отдыхают летом. Летом скот пасётся на пастбище и ест зелёную траву, а зимой ест сено. Мой топор тупой, я пришёл к тебе, чтобы ты наточил его. — Оставь его у меня, я поточу его вечером, сейчас я очень занят. Сено, которое скосили вчера, высохло? — Да, высохло. — Когда перенесём его в сарай? — Не знаю, посмотрим, когда у нас будет время. На чём перевезём? На машине или на тракторе. Оставим эту задачу до тех пор, пока не придёт учитель, а когда он придёт, спросим его. — Хорошо, оставим. От чего получается мука? — Мука получается от размола, зерна. Где дедушка? — Он спит в своей комнате, отдыхает.</text:p>
      <text:h text:style-name="Heading_20_4" text:outline-level="4">К уроку 63</text:h>
      <text:p text:style-name="Text_20_body">Налей в кувшин воды. Ты мыл лицо? — Да, я вымыл лицо и вытер его полотенцем. (Ты) всегда вытирай лицо после мытья чистым полотенцем. Полотенце висит на вешалке. Что у тебя на лице ( عَلَى وَجْهِكَ )? Лицо у тебя грязное (нечистое), вымой его хорошенько</text:p>
      <text:p text:style-name="Text_20_body"><text:span text:style-name="T3">с мылом. В кувшине есть вода? — В кувшине воды нет, а в кране есть. Где твой ребёнок? — Он спит на своей кровати. Когда ты проснулся? — Я проснулся недавно. Ты утренний азан слышал? — Да, слышал. Сколько ракатов в утреннем намазе? Сколько ракатов в полуденном намазе7 Квартальная мечеть далеко от вас? — Совсем рядом ( </text:span><text:span text:style-name="T2">قَرِيبٌ جِدًّا</text:span><text:span text:style-name="T3"> ) Тогда ты должен все намазы совершать только в</text:span></text:p>
      <text:p text:style-name="Text_20_body"><text:soft-page-break/>мечети, А ты каждый азан слышишь? — Да, когда бываю дома. Отец, купи мне вешалку, у меня нет вешалки, и зубную щё'тку. Не откладывай сегодняшнюю работу на завтра. Делай омовение быстро, люди давно ушли в мечеть. Мои зубы чистые, потому что я при каждом омовении ( عِنْدَ كُلِّ وُضُوءِ) чищу их зубной щёткой.</text:p>
      <text:h text:style-name="Heading_20_4" text:outline-level="4">К уроку 64</text:h>
      <text:p text:style-name="Text_20_body"><text:span text:style-name="T3">Пусть каждый из вас убирает свою комнату. Пусть Хусейн быстро делает свои уроки. Папа (отец), дай мне рубль. Почему ты сердит? Почему учитель сегодня не в настроении? — Потому что многие его ученики отсутствуют на уроке. Сегодня пойдём в лес? Книги возьмём с собой? — Не возьмём, в них нет необходимости. Купим новый дом? — Нет необходимости в новом доме. Этот дом хоть и (وَاِنْ كَانَ) старый, нам хватает. Я забыл книгу на столе. Где ты забыл свой нож? Ученица забыла свой портфель в парте и ушла домой, а когда пришла домой, мать спросила её: „Где твой портфель?" Она сказала: "Забыла в классе", и сразу вернулась. В радиопередаче объявили утром, что профессор уже умер. Когда мы услышали это известие, мы сильно огорчились. Я потерял свой нож, но вместо него нашел другой нож. Сколько денег </text:span><text:span text:style-name="T2">(كَمْ مِّنَ النُّقُودِ </text:span><text:span text:style-name="T3">) в твоём кошельке?</text:span></text:p>
      <text:p text:style-name="Text_20_body">— Немного, но нам хватит. Я еду в город, купить тебе что-нибудь? ( شَيْئًا مَّا )• Спасибо, мне ничего не нужно. Ты честный мальчик, ты заслуживаешь вознаграждение от Бога, да сохранит тебя Бог, Бог любит честных.</text:p>
      <text:h text:style-name="Heading_20_4" text:outline-level="4">К уроку 65</text:h>
      <text:p text:style-name="Text_20_body"><text:span text:style-name="T3">Что тебе нужно? — Ничего. Почему ты тогда плачешь? Кошка схватила мясо и убежала под кровать. Лиса схватила нашего единственного ( الْوَحِيدَ) петуха и убежала в лес. Как ваши дела? — Спасибо, нормально. Как учёба ( الدِّرَاسَة)? — Всё в порядке. Мой брат окончил военное училище в прошлом году, а я оканчиваю в этом году, а сестра окончит институт в будущем году. Мой отец — военный офицер в звании лейтенанта, и он служит Исламу. Я учился в военном училище, чтобы служить Исламу. Кто завтра дежурный? — Ты опять дежурный Если Бог поможет, поступлю в военное училище и послужу Исламу. Паша дивизия – танковая) فِرْقَةُ الْمُدَرَّعاتِ), и я — танкист. В течение двух месяцев мы проводили военные учения в горах. Я воин на </text:span><text:span text:style-name="T2">ifvth</text:span><text:span text:style-name="T3"> Бога, будь и ты воином на пути Бога, и пусть каждый будет воином на пути Бога. Мы все мусульмане и мы все должны быть воинами на пути Бога. Путь Бога — это наш путь.</text:span></text:p>
      <text:h text:style-name="Heading_20_4" text:outline-level="4">К уроку 66</text:h>
      <text:p text:style-name="Text_20_body">Ты доволен своей учёбой? — Да, я доволен. Всё хорошо. Продолжай урок и не прерывай его, я сейчас ухожу. У тебя много ошибок. Попробуй писать без ошибок. Ты сосчитал учеников, которые присутствовали на уроке? — Да, сосчитал. Сколько их было? Их было 35. Сколько раз я тебе говорил об этом? Сколько</text:p>
      <text:p text:style-name="Text_20_body">раз ты получал письма от своего друга? Сколько раз мусульмане молятся в сутки? Не повышай голос, читай тихо, я слышу. Читай текст и переведи его мне. Закрой двери и окна, на улице холодно. Переведи это арабское выражение. Что это значит? Что означает это слово? Он мне сказал: "Добавить тебе?" — и я ему ответил: "Не надо". Мальчик, делай гимнастику каждый день регулярно. Когда просыпаешься, буди и своих товарищей. Всегда просыпайся на заре.</text:p>
      <text:p text:style-name="Text_20_body">Мой мальчик регулярно ходит в мечеть, особенно на утренний намаз а когда возвращается оттуда, занимается утренней гимнастикой, поэтому он всегда активный, он просыпается вместе с петухами и не спит после этого. Пришёл бы ты к нам? Ты мог бы посидеть немного со мной? Рассказал бы ты мне немного о своей жизни? У кого гости остановились? — Гости остановились у Махмуда.</text:p>
      <text:h text:style-name="Heading_20_4" text:outline-level="4">К уроку 67</text:h>
      <text:p text:style-name="Text_20_body"><text:span text:style-name="T3">У нас есть петух. Он каждый день до зари кричит и будит нас. Мы благодарим петуха. Говорят, что лев, волк и лиса вышли на охоту ( لِلصَّيْدِ ). Когда я зашёл, он прервал свой разговор. Я посетил зоопарк и, когда </text:span><text:soft-page-break/><text:span text:style-name="T3">вернулся, я описал своему младшему брату диких зверей (الْوُحُوش), которых я видел там. Тогда он тоже захотел посетить его. Завтра экзамены, надо готовиться к ним. Ты сдал экзамен? — Да, сдал. Кто-нибудь провалился? — Да, трое провалились. У меня было большое желание сесть с тобой, попить чаю и в это время ( </text:span><text:span text:style-name="T2">وَ فِى اثناء ذلكَ</text:span><text:span text:style-name="T3">) рассказать тебе о нашей стране, но я, как видишь, очень занят, и у тебя тоже нет свободного времени. Ты слышал его разговор? — Да, слышал. О чём он рассказывал? — О своей прошлой жизни. У меня тебе совет. Хочешь, я дам совет. Я его искал везде: и дома, и в мечети, и на работе (на рабочем месте), но я его не нашёл. Твоя работа (твоё рабочее место) далеко отсюда? — Да, далеко, я еду туда автобусом и возвращаюсь тоже автобусом. Будь учёным и не будь невеждой, учёного все любят, а невежду никто не любит.</text:span></text:p>
      <text:h text:style-name="Heading_20_4" text:outline-level="4">К уроку 68</text:h>
      <text:p text:style-name="Text_20_body">Что ты знаешь о нашем Пророке Мухаммаде — да благословит Его Бог и приветствует? Что ты знаешь о его детях? О его жёнах? Он вырос сиротой. Он не видел своею отца. Мать он потерял в детстве, когда ему было 6 лет. Родился он в Мекке, умер Он и похоронили Его в Медине. Когда Бог послал его к людям Посланником? — Бог послал Его к людям Посланником, когда Он достиг 40 лет. Чья речь — Коран? — Коран — это речь Бога. Что такое ха-дис? — Хадис — это речь Пророка. Я выучил наизусть тысячу хадисов. Этот учёный знает Коран наизусть. Я знаю половину Корана наизусть — с начала до середины. В сегодняшнем уроке 3 правила. Выучите их наизусть Мы неарабы, вот поэтому нам необходима грамматика. Произнеси это правило правильно и обращай внимание на интонацию. Прошло два месяца с тех пор. как он ушёл от нас. Прошёл год с тех пор, как я окончил институт. Учитель ещё в шко­ле? — Нет, он ушёл домой. Что ты делаешь на балконе? — Учу свои уроки. Мы должны изучить арабский язык, потому что арабский язык — это язык Корана и нашего Пророка, и мы мусульмане, а мусульманам арабский язык необходим.</text:p>
      <text:h text:style-name="Heading_20_4" text:outline-level="4">К уроку 69</text:h>
      <text:p text:style-name="Text_20_body">Какой он прекрасный человек! Как ( كَمْ ) меня обрадовала встреча с ним! Когда мы вышли на экскурсию в лес, день был тёплый, солнечный. Моя комната светлая, солнечная, окна её большие. После звонка ученики спешат в классы, и вскоре заходит учитель и приветствует их, и они встают со своих скамеек в знак уважения к нему и отвечают на его приветствие. Сколько времени? Пора совершить намаз? Я сейчас возвращаюсь домой, спокойной ночи! — Спокойной ночи! Когда перерыв? Через сколько минут? — Перерыв будет скоро, примерно через полчаса. Как там мои родители в селе и как мои братья? — Все они тоскуют по тебе. Сообщи им, что у меня на будущей неделе экзамен; если Богу будет угодно, сдам его и сразу вернусь к ним. Когда ты посетишь нас? — На будущей неделе. Когда посетишь нас, не забудь взять с собой жену и детей. Кому ты купил эти часы? — Я их купил себе. Мухаммед сам пошёл туда или он другого человека послал? — Он сам пошёл, а не послал другого человека. Этот урок ты сам понял или учитель объяснил тебе? — Слава Богу, я сам понял, и никто мне не объяснял.</text:p>
      <text:h text:style-name="Heading_20_4" text:outline-level="4">К уроку 70</text:h>
      <text:p text:style-name="Text_20_body">Ассаляму алайкум! — Ваалайкуму-ссалям! Как ваши дела? Как ваше здоровье? — Спасибо, ничего. Пойдешь со мной в клуб? — Что там? — Там идёт фильм ,,Рисалят" о жизни Посланника Бога — С удовольствием, я давно хотел посмотреть его, мне о нём рассказали мои друзья. Эта одежда сделана из хлопка. Летом надевай хлопчато-­бумажную одежду ( ثوب قطن )&gt; а зимой — шерстяную одежду ( ثوب صوف ). В Узбекистане я видел на полях хлопкоуборочные машины. Их там много, и хлопка там много. Узбекистан — страна хлопка. Это железная дорога. По железной дороге ходят поезда. Поезда перевозят людей с одной станции на другую. Ты должен сесть на. поезд на этой станции и сойти на следующей станции. Торопись, чтобы не опоздать на джамаат. Торопись, чтобы успеть на поезд ( لكيلا يفوتك القطار). Он мне подробно рассказал о своих делах ( عَنْ حَالِهِ)• Где находится в настоящее время твой отец? — Он в санатории. Хватит говорить! Тебе не следует так много говорить! Воспитанный ученик много не разговаривает, он много думает и много делает, и мало говорит. Сейчас который час? — Сейчас ровно 8. — Значит, ты должен идти на уроки, иди и не опаздывай.</text:p>
      <text:h text:style-name="Heading_20_4" text:outline-level="4">К уроку 71</text:h>
      <text:p text:style-name="Text_20_body">Я должен поблагодарить тебя за твою помощь мне, когда я попал в беду. — Не стоит благодарности, это мой <text:soft-page-break/>долг перед братом-мусуль­манином. Братья-мусульмане всегда помогают друг другу (بعضهم بعضًا). Не тревожь его, оставь его в покое, он сегодня не в настроении. Сегодня перед вами выступит профессор университета (يَخْطُبُكُمْ), задавайте ему свои вопросы. Бог дарует (даст) нам победу над нашими врагами. Бог дарует (даст) победу своей религии. Бог всегда дарует (даёт) победу мусульманам, когда они подчиняются Ему. Открой мне бутылку прохладительного напитка, очень хочется пить (انا عطشان جدًّا). В нашем городе много исторических памятников, особенно в окрестностях города. Где ты провёл каникулы? — Я провел каникулы в горах и часто отдыхал в лесу на свежем воздухе. Прощаемся с вами в надежде встретиться снова. Выйди на свежий воздух и отдохни, ты очень много занимался. Читай тихо, чтобы не разбудить спящих и не потревожить их. Иди, разбуди его, ему пора вставать, время (السَّاعة) — ровно шесть. Я часто провожу свободные часы в мечети, а иногда ночую там.</text:p>
      <text:h text:style-name="Heading_20_4" text:outline-level="4">К уроку 72</text:h>
      <text:p text:style-name="Text_20_body">Рассказать тебе анекдот? Я знаю один интересный анекдот. Мой дедушка знал много анекдотов. Не надо анекдотов (لا ضرورة), я не люблю их. Когда мы поговорим по этому делу? — Когда у нас будет свободное время. Когда ты мне урок объяснишь? Я к тебе пришёл с несколькими вопросами. — Потом, когда (они) уедут от нас. Ты лотерею покупаешь? — Нет, я не покупаю лотерею, я знаю, что лотерея запрещена в Исламе, и я должен подчиняться правилам Ислама, а всякое запретное — это дело сатаны. Это сатана ( (الشيطان هو الذى) наушничает людям. Сатана — враг человека. Лотерея — один из видов азартных игр, а всякая (كلّ) азартная игра запрещена. Почему ты этим делом занимаешься? — А что тут такого? — Ты забыл, что нам говорил папа? — Да, забыл. Зафир, я вижу тебя сегодня радостным и не понимаю причины (секрета) твоей радости. — Ты не слышал, У меня родился сын! Один лотерейный билет стоит 60 копеек. Оставь Шутки! — Что? — Я говорю тебе: „Оставь шутки!" Положи нож в карман! Вытащи нож из кармана.</text:p>
      <text:h text:style-name="Heading_20_4" text:outline-level="4">К уроку 73</text:h>
      <text:p text:style-name="Text_20_body"><text:span text:style-name="T3">Не будь никогда самодовольным, Бог отнимет у тебя успех. Когда экзамен? — Экзамен скоро. Я своими глазами видел то, что случилось в автобусе среди парней. Из города были парни? — Нет, пришли с гор. Где наш товарищ Саид? — Он болен, прикован к постели, вот уже месяц ( منذ شهرٍ ) он не выходит из дома. — Тогда мы должны посетить его с гостинцами (подарками). Он понял ошибочность своего мышления. Она поняла ошибочность своего мышления. Вы поняли ошибочность своего мышления? — Да, поняли. — Это хорошо. Он провалился (на экзамене). Эту болезнь надо лечить ( </text:span><text:span text:style-name="T2">لابدّ من</text:span><text:span text:style-name="T3">) Это серьёзная болезнь. Когда сын вернётся из армии, то обязательно сообщите нам. Когда экзамен закончится, то обязательно напиши нам о результате своего экзамена. — Хорошо, напишу. Извините за беспокойство! — Пожалуйста, что вы хотели? — Я хотел спросить вас о том, когда прибывает поезд. Я хотел спросить вас о результатах экзаменов моего сына. И в какой он группе, в группе успешно сдавших (экзамены) или ( أم ) в группе провалившихся? — О результатах экзаменов написано на этом листе, пожалуйста, прочитайте его.</text:span></text:p>
      <text:h text:style-name="Heading_20_4" text:outline-level="4">К уроку 74</text:h>
      <text:p text:style-name="Text_20_body"><text:span text:style-name="T3">Этот мальчик способный, к тому же ( </text:span><text:span text:style-name="T2">أضو الى ذلك</text:span><text:span text:style-name="T3"> ) и старательный. Из него выйдет, если Богу будет угодно, учёный. Долго обманывал коммунизм людей, теперь они поняли, что такое ( ما هى ) коммунизм. Отныне он не обманет их никогда. Долго ты обманывал меня. |Человеческий ум изобрёл много полезных вещей, </text:span><text:soft-page-break/><text:span text:style-name="T3">он изобрел и много вредных вещей ( ضارة ), одной из таких является коммунизм. Ислам — строй Бога для людей. Ислам — лучший строй. А другие строи — строи сатаны. По окончании уроков студенты ушли домой. По окончании намаза мужчины ушли домой. Нет никого (ни одного из людей), который не знал бы эту истину. Не осталось ни одного целовека, который бы не понимал, что такое коммунизм. Теперь появился другой строй — хуже коммунизма; а ты знаешь, что это Такое? Это — демократия. Я совершил это дело, но я потом пожалел </text:span><text:span text:style-name="T2">ندمت فيما بعد)</text:span><text:span text:style-name="T3"> ) о нём. Мусульмане — враги гяуров. Амр самый плохой человек в нашем селе, а Зайд — самый хороший. Изучай историю 'Ислама, чтобы ты полностью понимал его. Гости вернулись поздней ночью. Я занимался уроками до поздней ночи. Пока он здесь, я помолчу, он старше меня. Пока он дома, я не войду туда, я боюсь его. Учись, пока молодой.</text:span></text:p>
      <text:h text:style-name="Heading_20_4" text:outline-level="4">К уроку 75</text:h>
      <text:p text:style-name="Text_20_body"><text:span text:style-name="T3">Давай поговорим ( تعال ), пока у нас есть свободное время. Учись, ещё раз (</text:span><text:span text:style-name="T2">ثمّ</text:span><text:span text:style-name="T3"> ) учись, пока ты молод. Площадь нашей страны миллион квадратных километров. Площадь нашего селения — один квадратный километр. Это западная граница, а это — восточная граница, и расстояние между ними — 2000 километров. Расстояние между двумя городами 300 километров. Он не только превосходный учёный, но и превосходный водитель. Посмотри на карту и скажи в какой стране самая глубокая река и самое глубокое озеро. Скажи мне, какая самая высокая гора в мире? У какой страны самая большая Территория в мире? Какой самый лучший строй? Река Нил — самая длинная река в мире. — Совершенно верно. Нам надо купить каменного угля на зиму. — В вашем доме природного газа нет? Жаль, что ты не понимаешь ( لا تدرك) ) суть. Жаль, что мусульмане пока ещё слабы. Жаль, что мусульмане ещё не пробудились (не проснулись) полностью. Скажи мне, где ваша граница, здесь или (أم ) здесь?</text:span></text:p>
      <text:h text:style-name="Heading_20_4" text:outline-level="4">К уроку 76</text:h>
      <text:p text:style-name="Text_20_body"><text:span text:style-name="T3">Погода, как видишь, сегодня плохая, что будем делать? Пойдём в лес на охоту ( </text:span><text:span text:style-name="T2">للصّيد</text:span><text:span text:style-name="T3"> )? Где ты проводил летние каникулы? — На курорте. Когда твои каникулы кончились? — Недавно. Ты хороший чтец Корана, слушай моё чтение. Я недавно вернулся от них ( من عندهم ) Как их дела? Как их здоровье? — Слава Богу, всё в порядке. Приходи ко мне с уроками, будем учить их вместе. Статью читал в сегодняшней газете? — Да, читал. Как пишет наш друг? — Мне понравилась его идея. До сих пор мы не учили своих детей читать и писать. — Это плохо, надо было вам учить их. На, читай эту книгу, она мне очень (كثيرا) понравилась и тебе понравится. Она небольшая. Как тебе нравится ( </text:span><text:span text:style-name="T2">هل أعجبتك</text:span><text:span text:style-name="T3"> ) наша страна? — Великолепно, но жаль, что она в руках гяуров, а не мусульман. Почему ты здесь до сих пор-Почему ты остался до сих пор? Ты знаешь, сколько сейчас времени كم الساعة) )? До сих пор людям не раскрылась суть коммунизма.</text:span></text:p>
      <text:h text:style-name="Heading_20_4" text:outline-level="4">К уроку 77</text:h>
      <text:p text:style-name="Text_20_body"><text:span text:style-name="T3">Да здравствует Ислам! Нет мира без Ислама! ( </text:span><text:span text:style-name="T2">لا سلامَ بغيرِ الإسلام</text:span><text:span text:style-name="T3"> ) Жди меня, пока я не приду к тебе с известием. Сколько я должен ждать? У меня нет времени ждать. Это дело я оставляю за тобой. Что на обед? — На обед каша с молоком. Выйдем покататься на лодке? И погода сегодня прекрасная, и день солнечный. Ты получил новую квартиру? — Да, получил. — В каком квартале? — В соседнем квартале. Когда вы переехали туда? — Две недели назад. Для новой квартиры и новую мебель купили. Чего ты ждёшь? — Я жду прибытия поезда; когда он прибывает? — Поезд опаздывает на три часа. Что было написано на плакатах? — Там было написано: „Да здравствует Ислам и долой коммунизм", ,,Мы хотим Ислам", ,,Ислам и комму­низм — враги" и другие плакаты. Мы пошли на каток, там было много спортсменов. Дочь моя, возьми кастрюлю, налей туда </text:span><text:soft-page-break/><text:span text:style-name="T3">воды и поставь на плиту, я сейчас сварю кашу с молоком на завтрак. А что мы приготовим на обед? — На обед мы сварим суп с мясом. В каждом квартале города есть квартальная мечеть, и в центре города есть соборная мечеть. На пятничный намаз мы ходим в эту мечеть.</text:span></text:p>
      <text:h text:style-name="Heading_20_4" text:outline-level="4">К уроку 78</text:h>
      <text:p text:style-name="Text_20_body">Береги свой (ж.р.) язык от лжи. Берегите свой (ж.р.) язык от лжи. Воспитанная ученица никогда не врёт. Человек слышит ухом и говорит языком, и видит глазом, и держит рукой. Язык находится во рту за зубами, и зубы тоже находятся во рту. Ты ленивый ученик, часто отсутствуешь на уроках. Ученики, занимайтесь своими уроками много и не тратьте своё дорогое время на развлечение и игры. Дочка проснулась? — Да, проснулась. Видно, ты не хочешь пойти с нами в плавательный бассейн. Учитель пришёл на уроки? — Кажется, пришёл. Книгу Зейд задержал у себя, видимо, она ему понравилась. Ты кончил читать? Ты кончила писать? Вы кончили молиться? Мама кончила стирать одежду? Рабочие кончили работать? — Нет, ещё не кончили, скоро кончат. Я не хотел обижать тебя. Он не хотел обижать вас. Он сидит в зале ожидания и ждёт твоего прихода. Сегодня вечером После ночного намаза в мечети состоится собрание джамаата, всем надо присутствовать на собрании. Сегодня мы закончили строительство мечети в центре города.</text:p>
      <text:h text:style-name="Heading_20_4" text:outline-level="4">К уроку 79</text:h>
      <text:p text:style-name="Text_20_body"><text:span text:style-name="T3">С тех пор, как я окончил университет, прошло не менее 10 лет, а я нигде ( </text:span><text:span text:style-name="T2">فى اى مكان</text:span><text:span text:style-name="T3"> ) не работаю. Когда вы с ним расстались ( افترقتم معهم )? — Вот уже полтора года (</text:span><text:span text:style-name="T2">منذ عام و نصف</text:span><text:span text:style-name="T3">). Более 100 студентов провалились на экзаменах в этом году. Какой язык ты преподаёшь в университете? — Я преподаватель арабского языка. Где продаются лекарства? — Лекарства продаются в аптеке. Где лечат больных? — Больных лечат в больнице. У вас одна больница? — У нас три больницы: одна для мужчин, вторая для женщин, третья для детей. До свидания, друг, скорейшего выздоровления! — До свидания, друг, рад буду видеть вас, навещайте ещё раз. Да простит Бог мою мать, она научила меня и читать, и писать, и молиться, и всему (كلّ شيء ) Какая потеря, он умер в расцвете молодости, готовился к поступлению в институт. В вашем институте преподаются восточные языки? — Преподаются, но не все ( </text:span><text:span text:style-name="T2">لا جميعها</text:span><text:span text:style-name="T3"> ), а большинство их, в том числе и арабский язык. Мусульманин должен быть муджахидом на пути Бога.</text:span></text:p>
      <text:h text:style-name="Heading_20_4" text:outline-level="4">К уроку 80</text:h>
      <text:p text:style-name="Text_20_body"><text:span text:style-name="T3">Время докажет мою правоту. Прошлые века доказали правоту Пророка. Ты можешь доказать это? Я доказал ему, что это запрещено. Большим и маленьким государствам необходимо объединиться во всём мире и создать Великую Исламскую державу ( </text:span><text:span text:style-name="Police_20_par_20_défaut">دولة</text:span><text:span text:style-name="T3"> ). Кто руководил организацией „Братья-мусульмане"? — Ею руководил Имам Хасан аль-Банна. Кто руководил Исламской революцией в Иране? — Ею руководил Имам Хумайни. Когда произошла Исламская революция в Иране и кто руководил ею? Сегодня мы видим во всех странах мира подъём Ислама. Зажги свет. Погаси свет. Ты играл до сих пор, хватит. , теперь налегай на уроки до сна, а перед сном выйди на свежий воздух и поделай немного зарядку ( </text:span><text:span text:style-name="Police_20_par_20_défaut">بالتّمَارين الرِّيَاضِية</text:span><text:span text:style-name="T3"> ) Мы хорошо знаем арабский язык, потому что мы постоянно между собой разговариваем на арабском языке. О, если бы я был молодым, чтобы учиться! Если бы я была мужчиной, чтобы воевать! О, если бы я понимал </text:span><text:span text:style-name="T2">Kopa</text:span><text:span text:style-name="T3">н и хадисы!</text:span></text:p>
      <text:h text:style-name="Heading_20_4" text:outline-level="4">К уроку 81</text:h>
      <text:p text:style-name="Text_20_body"><text:span text:style-name="T3">Я с утра вообще не ел. Он совсем не понимает иностранный язык. Идя в мечеть, я встретил своего друга Умара. Сколько лет было нашему Пророку, когда Бог послал его Посланником? — Ему было тогда 40 лет. — Молодец, Хасан, правильно ( </text:span><text:span text:style-name="Police_20_par_20_défaut">صَحِيحاً</text:span><text:span text:style-name="T3"> ) ответил, а теперь садись. Будь сильным, будь здоровым, Бог любит сильного верующего. Бабушка ходит медленно, потому что она слаба после болезни. Дорогая мама, пишу тебе из санатория о своём состоянии и сообщаю тебе, что я прибываю домой через полторы недели, если Богу будет угодно. В каком доме живут шахтёры? — Шахтёры живут в том новом доме. Эти книги положи вместе, а эту книгу положи отдельно. Ты почему здесь без дела сидишь? Не проводи свое время без дела. Откуда я узнаю известия исламского мира? — Для этого ты должен каждый день регулярно читать исламские газеты и журналы </text:span><text:soft-page-break/><text:span text:style-name="T3">или слушать передачи по радио. Не надо ему писать об этом ( </text:span><text:span text:style-name="T2">ان يكتب اليه هذا</text:span><text:span text:style-name="T3">), это обеспокоит его и сильно обидит. Не обижай людей. Не обижай соседей.</text:span></text:p>
      <text:h text:style-name="Heading_20_4" text:outline-level="4">К уроку 82</text:h>
      <text:p text:style-name="Text_20_body"><text:span text:style-name="T3">Я всю ночь не спал, думал о предстоящих ( </text:span><text:span text:style-name="Police_20_par_20_défaut">المقبلة</text:span><text:span text:style-name="T3"> ) экзаменах. Надо проветривать комнаты (менять воздух в комнатах) время от времени. Не спи здесь, здесь сквозняк, заболеешь. До сих пор я была занята на кухне варкой пищи, а теперь освободилась для твоего вопроса (لقضيّتك). Что ты видел во сне? — Сейчас я занят, потом я расскажу тебе, что я видел во сне. Друг мой, помоги мне, я попал в беду. — Пожалуйста, возьми эти деньги, но больше дать не могу. Я не могу (не в силах) поехать туда и вернуться в течение (َ خِلال ) одного дня. Ты был маленьким, а теперь стал большим, молодым, скоро станешь стариком, а потом умрёшь, — это дорога каждого человека. Я там работаю переводчиком. — Ты хорошо переводишь? — Нормально. Улицы селения кривые, а улицы города прямые. Говори шёпотом. Он мне шёпотом сказал: ,,Я тебя люблю". И я ему также ответил шёпотом: ,,Я тебя тоже люблю". Магомед, как только встал с постели, сразу вышел на зарядку. Как только он встретит меня, так сразу начинает задавать мне разные вопросы.</text:span></text:p>
      <text:h text:style-name="Heading_20_4" text:outline-level="4">К уроку 83</text:h>
      <text:p text:style-name="Text_20_body"><text:span text:style-name="T3">Я шёл по дороге домой, пошёл дождь и намочил мою одежду. — У тебя не было зонтика? — Зонтик у меня был, но я забыл его в гостях. Почитай хоть немного, я послушаю тебя. Напиши (ж.р.) матери хоть одно письмо, она тоскует по тебе. Задай мне хоть один вопрос из этого урока, я его хорошо выучил. Он зашёл, но вышел, не присев. Мальчик поел утром? — Нет, он пошёл в школу не поев. Это время обеда, не выходи из дома не поев. Какая ( كَمْ) у тебя зарплата? – Каждый месяц я получаю сто рублей. А сколько получает жена? – Она не работает, она занимается домашними делами (</text:span><text:span text:style-name="T2">بأمور البيت</text:span><text:span text:style-name="T3"> ).</text:span></text:p>
      <text:p text:style-name="Text_20_body">У вас есть в городе огород? — Да, есть. — Значит, вы овощи' не покупаете на рынке, а растут они на вашем огороде. Как только он услышал голос азана, он поспешил в мечеть, чтобы не опоздать на групповой намаз. Арбузы растут на вашем огороде? — Нет, мы арбузы не сажали в этом году, мы посадили дыню вместо арбузов, потому что дыня на рынке дороже арбузов.</text:p>
      <text:h text:style-name="Heading_20_4" text:outline-level="4">К уроку 84</text:h>
      <text:p text:style-name="Text_20_body"><text:span text:style-name="T3">Тебе пора жениться и создавать семью, тебе сейчас 25 лет. Ты служил в армии, вернулся оттуда, окончил институт, стал инженером, чего ещё ( بعد ) ждёшь? — Я ничего не жду, всё это я знаю, я думаю об этом. Я не могу не поблагодарить человека, помогшего мне в беде. Я не могу не говорить ему об этом ( </text:span><text:span text:style-name="T2">هذا</text:span><text:span text:style-name="T3"> ), когда вижу, чем он занимается. Всем известно, что положение Ислама и мусульман в Советском Союзе теперь изменилось. Известно, что наш учитель занимается обучением детей уже 15 лет. Из его школы вышли десятки учеников ( عشراتٌ من التلامذة ), которые стали после учёными, профес­сорами или инженерами. Поэтому он стал известным, уважаемым человеком и заслуженным учителем. Жители деревень работают весной, летом и осенью, а жители городов работают постоянно. Когда я тебе задал вопрос, ты не ответил на мой вопрос словом, а только кивнул головой. Я не могу не дать (что-либо) ( أن أمنع ), когда кто-то приходит ко мне и просит меня. Я не могу не принять ваше приглашение, когда вы приглашаете меня на торжество.</text:span></text:p>
      <text:h text:style-name="Heading_20_4" text:outline-level="4">К уроку 85</text:h>
      <text:p text:style-name="Text_20_body"><text:span text:style-name="T3">Многие русские солдаты в Афганистане перешли к муджахидам и приняли Ислам. Это счастливые ребята. Всевышний Бог принимает любого человека ( أىّ رجل), принявшего Ислам, и прощает ему. Где книга, которую я только что принёс из библиотеки? Кто тебе спас жизнь? Тебе не следует забывать его. Когда ты </text:span><text:soft-page-break/><text:span text:style-name="T3">посетишь меня? Ты давно не посещал меня ( </text:span><text:span text:style-name="T2">مِنْ زَمَانٍ</text:span><text:span text:style-name="T3"> ). — Если Богу будет угодно, сегодня вечером. Ты придёшь один или со своей женой? — Я приду один, жене некогда ( ليس عندها وقت ). У нас сегодня в аудитории лекция, её читает профессор нашего института. О чем лекция? — Лекция о распространении Ислама среди молодёжи мира. Ты боишься выходить из дома ночью? — Не боюсь. — Правильно (صحيح), не надо бояться. Мусульманин не боится ничего, кроме Бога. Всевышний Бог всегда помогает в беде, спасает от неё. Кажется, ты забыл приказ Бога (أمر). Не забудь, что ты сегодня дежурный, готовься всё делать дома; пищу готовить, комнаты подметать, воду носить, стол чистить, убирать и, наконец (أخِيرًا), пол мыть. Мама моет пол, а я приношу ей воду.</text:span></text:p>
      <text:p text:style-name="Text_20_body">عِنْدَهُمَا أَعْمَالٌ كَثِيرَةٌ فِي الجَامِعَةِ.</text:p>
      <text:h text:style-name="Heading_20_4" text:outline-level="4">К уроку 86</text:h>
      <text:p text:style-name="Text_20_body"><text:span text:style-name="T3">Ты уже не маленький, не подобает тебе говорить такие вещи. Он уже не ребёнок, и не подобает ему тратить всё своё время на игру и развлечения, он уже достиг 15 лет. Счастливый на этом и на том свете — это тот, кто принял Ислам и отверг неверие. Ислам — наилучшая небесная религия. Ислам — наилучшая религия ( </text:span><text:span text:style-name="T2">خير الأديان</text:span><text:span text:style-name="T3">). В Исламе есть всё, в чём нуждается человек. Ислам – это религия знания, религия справедливости и религия джихада. Людям надо изучать Ислам, чтобы хорошо понять его. Ты мне ближе его. Он мне милее тебя. Самая любимая пища для меня — это каша с молоком и кипячёное молоко. Когда мусульманин бывает настоящим? — Мусульманин бывает настоящим, когда все работы он выполняет во имя Ислама и ради Ислама. Я беру только эту книгу, потому что эта книга самая любимая для меня, все остальные книги я оставляю тебе. Юсуф был самым любимым сыном своего отца. Где бы ты ни находился, я тебя не забуду.</text:span></text:p>
      <text:h text:style-name="Heading_20_4" text:outline-level="4">К уроку 87</text:h>
      <text:p text:style-name="Text_20_body">Читальный зал представляет собой просторную, светлую комнату, в которой столы и стулья, и на столах электролампы. Он денежный человек. (Вы), денежные люди, расходуйте свои деньги на процветание Ислама. Мусульманин всегда стремится к поиску знания, потому что он знает, что Ислам — религия знания. Мусульманин, где бы он ни находился, защищает Ислам и всё свое имущество во имя Ислама-Мы воюем с гяурами, и гяуры воюют с нами постоянно. Сегодня они обладатели силы и обладатели многочисленного оружия, но мы -обладатели имана, вот поэтому мы непременно победим, у нас Бог, а у них — сатана. Бог всемогущ, а сатана слаб. Исламский мальчик, уважай свою мать, люби её и слушайся её. Кто тебя 9 месяцев носил в чреве (животе)? Кто тебя грудью кормил? Кто рядом с тобой ночами не спал? — Всё это делала моя мать, поэтому я люблю её и слушаюсь её. Шёлковая одежда запрещена мужчинам. Почему ты над ним издеваешься? Не издевайся. Мусульманин никогда не издевается над человеком, а наоборот, уважает человека, — так приказал ему Бог. Где мусульмане собираются для пятничного намаза? — Они собираются в соборной мечети.</text:p>
      <text:h text:style-name="Heading_20_4" text:outline-level="4">К уроку 88</text:h>
      <text:p text:style-name="Text_20_body"><text:span text:style-name="T3">Наступила весна, и люди со своими тракторами и плугами выходят на поля, чтобы пахать и сеять. Хватит быть неблагодарным Богу! Дары Бога нам неисчислимы: пища — дар Бога, вода — дар Бога, сон — дар Бога, есть и другие дары, и мы должны благодарить Его за ( على ) эти дары и восхвалять Его. Верно ты говоришь, отныне мы должны готовиться к экзаменам. Нам надо встать на заре, чтобы не опоздать на поезд. Мы с нетерпением ждём вашего ответа. Мы с нетерпением ждём возвращения сына из армии. У тебя есть велосипед? — У меня ещё нет велосипеда, но отец сказал, что купит для меня велосипед, когда я окончу школу. Рашид сел на мотоцикл и уехал в лес. Я хочу продолжить учебу, а не прерывать её. До нас дошло, что ты болен, и мы сильно огорчились. Потом дошло до нас, что ты выздоровел спустя немного времени, и мы очень обрадовались. Когда вы начали строить мечеть? — Мы начали строить мечеть сразу после собрания. По какому вопросу ( </text:span><text:span text:style-name="T2">بشأن </text:span><text:soft-page-break/><text:span text:style-name="T2">أىّ شىءٍ</text:span><text:span text:style-name="T3"> ) созвано собрание? — Собрание было созвано по вопросу построик мечети.</text:span></text:p>
      <text:h text:style-name="Heading_20_4" text:outline-level="4">К уроку 89</text:h>
      <text:p text:style-name="Text_20_body"><text:span text:style-name="T3">Он на русском языке говорит свободно, потому что он уже три года изучает русский язык. Давай поиграем в шашки или в шахматы. — Нет, у меня нет времени. Хочешь пить? — Да, хочу. Хочешь поку­шать? — Нет, я сыт, я недавно ел. Какая сегодня погода? — Погода сегодня хорошая (جميل) лучше, чем была вчера. Кто наш Бог? — Наш Бог — Бог. Кто нас оживляет? Кто нас умерщвляет? Кто нас кормит? Кто нам здоровье даёт? — Это Бог ( الله هو الّذِى ) нас кормит и оживляет, и умерщвляет, и даёт нам здоровье. Береги здоровье в молодости (</text:span><text:span text:style-name="T2">فى شبابك</text:span><text:span text:style-name="T3"> ), оно тебе пригодится </text:span><text:span text:style-name="T2">(</text:span><text:span text:style-name="T3">فسوف ينفعك ). Чтение книг полезно. Приступайте, братья , к чтению. После чтения погуляйте в саду. Берегите свое здоровье, девушки. Ребята, соберитесь сегодня в мечети слушать проповедь. Кто подчиняется Богу, того Бог введет в рай, а кто ослушается Его, того введёт в огонь. Это дело не удовлетворяет Бога, оставь его и делай другое дело, удовлетворяющее Бога. Призови к Исламу всех, кто вокруг тебя и докажи им, что нет им счастья без Ислама.</text:span></text:p>
      <text:h text:style-name="Heading_20_4" text:outline-level="4">К уроку 90</text:h>
      <text:p text:style-name="Text_20_body"><text:span text:style-name="T3">Наш профессор хорошо знает историю арабов с древнейших времён до сегодняшнего дня. Эти вопросы лёгкие, поэтому ты должен отвечать на них устно, а эти чуть-чуть ( بقليل ) труднее, на них можешь отвечать письменно. Где Сайд? — Думаю, спит. — Так рано? — Он, обычно, так рано спит, зато и рано встаёт. На какой странице была та фра- за? — Забыл, я давно не заглядывал в книгу. Пойдём в столовую, я голодный. Он должен хорошо подумать и потом ответить. Ты должен перевести это выражение в течение ( </text:span><text:span text:style-name="T2">خلال</text:span><text:span text:style-name="T3"> ) 10 минут. Он пошёл, чтобы напиться воды. Студент начал учить свои уроки. Он уже начал говорить по-арабски. Крестьяне начали возвращаться с поля. Сегодня мы не хотим возвращаться домой. Она открыла ему дверь, и он вошёл с приветом. Учитель объяснил ученику урок, но тот (و لكنه ) оборачивался туда-сюда, как будто это его не касается. Бог не меняет положение людей, пока люди самиأنفسهم)) не меняют своё положение. Вот тогда Бог помогает им. Да поможет Бог нам ( نصرنا الله على ) против врагов Ислама!</text:span></text:p>
      <text:h text:style-name="Heading_20_3" text:outline-level="3">Религиозные тексты</text:h>
      <text:h text:style-name="Heading_20_4" text:outline-level="4">Иман (вера)</text:h>
      <text:p text:style-name="Text_20_body">Знай, что основами религии являются три свойства: иман (вера, уверование), ислам (покорность, предание себя Богу), ихсан (совершение деяний превосходно, наилучшим образом).</text:p>
      <text:p text:style-name="Text_20_body">Что такое иман?</text:p>
      <text:p text:style-name="Text_20_body">Иман — это признание Пророка, — Да благословит Бог его и приветствует, — во всём том, что он сообщил от Бога Всевышнего. Иман имеет шесть столпов, т.е. основоположений. Это: вера в Бога, Его ангелов, Его книги, Его Посланников, Судный день, предопреде­ление как в доброе, так и в злое.</text:p>
      <text:h text:style-name="Heading_20_4" text:outline-level="4">Вера в Бога</text:h>
      <text:p text:style-name="Text_20_body">Первый из столпов имана — это вера в Бога. Смысл веры в Бога заключается в том, что ты убеждён, что Всевышний Бог существует, и что Он один без сотоварищей, Предвечный без начала, Вечный без конца, Живой и Бессмертный, Он не переставал и не перестанет быть. По своей сути, качествам и действиям отличающийся от всех сотворнёных вещей. Нет ничего подобного Ему. Сущий сам по себе. Он не нуждается ни в месте, ни в создателе и ни в чём ином, напротив, всё нуждается в Нём, Всевышнем. Он Всеслышащий, Всевидящий, Всезнающий, Говорящий, Видимый для правоверных в загробной жизни без стороны и без образа. Он Всемогущий, Имеющий волю над добром и злом, но не Довольный злом и не Любящий его. И что ты убеждён, что все свойства Бога предвечны и не подобны свойствам сотворнёных вещей. Его знание не такое, как наше знание, Его слух не такой, как наш слух, Его зрение не такое, как наше зрение, Его любовь, Его довольство и <text:soft-page-break/>Его гнев не такие, как наша любовь, наше довольство и наш гнев. И что ты убеждён, что у Него нет ни места, ни стороны. Его не меняют времена, и время для Него не меняется.</text:p>
      <text:p text:style-name="Text_20_body">Сказать вкратце: Богу свойственны все качества совершенства и чужды все отрицательные качества и недостатки.</text:p>
      <text:h text:style-name="Heading_20_4" text:outline-level="4">Вера в ангелов</text:h>
      <text:p text:style-name="Text_20_body"><text:s/>Вторым столпом имана является вера в ангелов.</text:p>
      <text:p text:style-name="Text_20_body">Смысл веры в ангелов заключается в том, что ты убеждён, что ангелы существуют, и что они бесплотные тела, созданные из света. Они не едят и не пьют, и не характеризуемы ни мужским, ни женским полом. И они — почётные рабы Бога. Они поклоняются Ему и не ослушиваются Его ни на миг. Они застрахованы от грехов. Их де­ло — повиноваться Богу. Их числа не знает никто, кроме Бога. И они умирают и возрождаются в День Воскресения.</text:p>
      <text:p text:style-name="Text_20_body">Среди них — Джабраиль, который спускается с откровением к пророкам и Посланникам Бога. И Ангел смерти, имеющий поручение забирать души умерших. И Микаиль, ответственный за дождь. И Исрафиль, предназначенный для дутья в трубу. И Ризван, хранитель рая. И Малик, хранитель ада. Есть среди них и носители Престола. В мирской жизни их четверо, а в Судный день их восемь. Есть среди них и такие, которые имеют другие функции.</text:p>
      <text:h text:style-name="Heading_20_4" text:outline-level="4">Вера в книги</text:h>
      <text:p text:style-name="Text_20_body">Третий столп имана — это вера в книги.</text:p>
      <text:p text:style-name="Text_20_body">Смысл веры в книги заключается в том, что ты убеждён, что Богу Всевышнему принадлежат книги, которые Он ниспослал Своим Посланникам, и в которых Он разъяснил Свои повеления и запреты. Книги эти — действительно слово Бога Всевышнего, несотворнёное, которое Бог ниспослал в виде откровения. К этим книгам относится Таврат (Тора), ниспосланный Мусе (Моисею), Инджиль (Евангелие), ниспосланный Исе (Иисусу), Забур (Псалтирь), ниспосланный Дауду, и Коран, ниспосланный Мухаммаду — Благословение Бога и благополучие всем им. К этим книгам относятся и свитки, ниспосланные раньше этих четырёх книг. Коран является самой великой и самой почётной из них, и отменяющим всё, что было до него. Действие Корана остаётся вплоть до Судного дня.</text:p>
      <text:h text:style-name="Heading_20_4" text:outline-level="4">Вера в Посланников</text:h>
      <text:p text:style-name="Text_20_body">Четвёртый столп имана — это вера в Посланников.</text:p>
      <text:p text:style-name="Text_20_body">Смысл веры в Посланников заключается в твоей убеждённости в существовании у Бога Всевышнего Посланников — мужчин, которых Он послал к людям, чтобы передать благочестивому радостную весть о вознаграждении, предупредить нечестивца о наказании и разъяснить людям, что нужно им из мирских и религиозных дел. Посланники — глашатаи истины среди людей. Это лучшие представители человечества. Имена 25 из них упомянуты в великом Коране. Это — Адам, Идрис, Нух, Худ, Салих, Ибрахим, Лут, Исмаиль, Исхак, Яакуб, Юсуф, Аййуб, Шуайб, Муса, Харун, Зуль-Кифль, Дауд, Сулайман, Ильяс, Аль-Ясаа, Юнус, Закариййа, Яхья, Иса, Мухаммад — Да ниспошлются им всем благословения Бога Всевышнего и Его салям.</text:p>
      <text:p text:style-name="Text_20_body">Необходимо верить и в остальных Пророков и Посланников в целом без ограничения, сказав: „Я уверовал в Пророков Бога Всевышнего и Его Посланников".</text:p>
      <text:p text:style-name="Text_20_body">Необходимо быть убеждённым и в том, что наш Пророк Мухам­мад — Да пошлёт Бог ему салят и салям — печать Пророков, т.е. нет после него ни одного Пророка, и его миссия универсальна для всех народов — арабов, турок, китайцев, русских, американцев и других, а не как у остальных Посланников, бывших до него, которые были посланы исключительно к своим народам и нациям.</text:p>
      <text:p text:style-name="Text_20_body">Лучшие люди после Пророков — это сподвижники нашего Пророка Мухаммада — Да пошлёт Бог ему салят и салям — Наилучший из них — Абу Бакр, потом Умар, потом Усман, потом Али — Да будет Бог Всевышний доволен всеми ими.</text:p>
      <text:h text:style-name="Heading_20_4" text:outline-level="4">Вера в Судный день</text:h>
      <text:p text:style-name="Text_20_body">Пятый из столпов имана — вера в Судный день.</text:p>
      <text:p text:style-name="Text_20_body">Судный день — это страшный день, преисполненный великих ужасов, в который седеют дети. Смысл веры в него заключается в твоей убеждённости, что в День Воскресения Всевышний Бог поднимет людей из могил, соберёт их на стоянку для расчёта, установит весы для взвешивания поступков рабов Своих и произведёт расчёт с людьми. Затем Он вручит им книги, где записаны их дела, либо в правую руку, либо в левую руку. Затем Он проложит Сират (путь) — это представляет собой мост, перекинутый над адом, тоньше волоса и острее лезвия меча, чтобы по нему проходили люди. Одних из них Бог введёт в рай — обитель вечного блаженства, по Своей милости, а других введёт в огонь — обитель постоянного мучения, по Своей справедливости.</text:p>
      <text:p text:style-name="Text_20_body">Необходима убеждённость, что допрос Мункара и Накира (два анге­ла, которые допрашивают мёртвых в могилах сразу же после захоро­нения) в могиле — истина, что муки могилы и блаженство её — истина, что телесное оживление — истина, что Хауз (бассейн, где напьются правоверные до входа в рай) и шафаат (заступничество) — истина.</text:p>
      <text:h text:style-name="Heading_20_4" text:outline-level="4"><text:soft-page-break/>Вера в предопределение</text:h>
      <text:p text:style-name="Text_20_body">Шестой из столпов имана — вера в предопределение.</text:p>
      <text:p text:style-name="Text_20_body">Смысл веры в предопределение заключается в твоей убеждённости в том, что всё происходящее в мире, будь то доброе или злое, а также все поступки рабов божьих обусловлено волей Бога Всевышнего, Его предопределением и творением. Творение и предоп­ределение от Бога Всевышнего, а действие от рабов Бога по их доброй воле." Эти два процесса происходят синхронно. Рабы Бога имеют свободу выбора, а не принуждаются. Если бы это было не так, то их обложение, миссия Пророков у них и ниспослание им Книг, было бы напрасным, и не было бы тогда заслуженности вознаграждения или наказания.</text:p>
      <text:h text:style-name="Heading_20_3" text:outline-level="3">Ислам</text:h>
      <text:p text:style-name="Text_20_body">Что такое Ислам?</text:p>
      <text:p text:style-name="Text_20_body">Ислам — это повиновение повелениям Бога и Его запретам, [слам имеет пять столпов, это — приведение свидетельства, что нет никакого божества, кроме Бога, и Мухаммад — Посланник Бога; ыстаивание намаза; выдача закята; соблюдение уразы; совершение хаджа к Каабе для тех, кто имеет на то возможность.</text:p>
      <text:p text:style-name="Text_20_body">1. Смысл обеих частей свидетельства заключается в том, что [усульманин признает языком и верит сердцем, что истинное божество, остойное поклонения — только один Бог, и что Мухаммад — Пророк, посланный Богом, чтобы наставить людей на истинный путь и вывести их из мрака к свету.</text:p>
      <text:p text:style-name="Text_20_body">2. Смысл выстаивания намаза состоит в том, что мусульманин овершает пять обязательных намазов каждые сутки в указанные сроки</text:p>
      <text:p text:style-name="Text_20_body">соответствующим ритуалом.</text:p>
      <text:p text:style-name="Text_20_body">3. Смысл выдачи закята состоит в том, что мусульманин ежегодно »тдаёт бедному часть своего имущества, чтобы и бедный проживал, и югатому Бог сохранял имущество.</text:p>
      <text:p text:style-name="Text_20_body">4. Смысл соблюдения уразы в месяц рамадан заключается в том, что мусульманин постится в году в течение полного месяца рамадана, во время которого он воздерживается от еды, питья и других вещей, нарушающих уразу, от восхода зари и до захода солнца.</text:p>
      <text:p text:style-name="Text_20_body">5. Смысл хаджа (паломничества) к Каабе заключается в том, что имеющий возможность мусульманин раз в жизни отправляется в Высокочтимую Мекку, совершает таваф (обход) вокруг Каабы, восходит на гору Арафат, вступив в святое паломничество. Там он встречается со своими правоверными братьями и знакомится с ними.</text:p>
      <text:h text:style-name="Heading_20_3" text:outline-level="3">Ихсан</text:h>
      <text:p text:style-name="Text_20_body">Что такое ихсан?</text:p>
      <text:p text:style-name="Text_20_body">Ихсан — это поклонение Богу, как будто ты видишь Его, поскольку, хотя ты Его не видишь, Он видит тебя. Ихсан — это положение, к достижению которого должен стремиться каждый, пока не достигнет его. Когда же он достигнет его, тогда всякое действие он будет выполнять наилучшим образом, удовлетворяющим Бога, чувствуя на себе взгляд Бога, так как несомненно, что Он видит его.</text:p>
      <text:p text:style-name="Text_20_body">Полнота имана состоит: 1. в устном признании; 2. в уверовании душой; 3. в действии органами, как, например, совершение пятикрат­ного намаза и т.д.; 4. в следовании сунне. Сунна же — жизненный путь Пророка Мухаммада — Да благословит Бог его и привет­ствует — в его высказываниях, поступках и различных ситуациях. Тот, кто оставил устное признание, отказавшись от приведения обеих частей свидетельства, тот — кафир (неверный). А тот, кто перестал верить душой, т.е., признав на словах, не поверил душой, тот — мунафик (лицемер, двуличник). Их обоих вечно заставит Бог пребывать в адском огне. Тот же, кто перестал действовать органами, тот — фасик (нечестивый, ослушавшийся). А тот, кто перестал следовать сунне, тот — заблудший еретик, поскольку он оставил сунну Пророка и выдумал другой путь, по которому не шли ни Пророк, — Салят ему и салям — ни его последователи. Этим обоим следует немедленно покаяться.</text:p>
      <text:h text:style-name="Heading_20_3" text:outline-level="3">Омовение</text:h>
      <text:p text:style-name="Text_20_body">1. Для омовения присядь в чистом месте, обратившись лицом к Кибле, и вознамерься душой совершить омовение. Затем произнеси имя Бога — „Во имя Бога Милостивого, Милосердного". Помой руки до запястий три раза, промывая между пальцами сцеплением кистей.</text:p>
      <text:p text:style-name="Text_20_body">2. Зачерпни рукой воды, набери её в рот и прополощи его три раза.</text:p>
      <text:p text:style-name="Text_20_body">3. Носом набери воды три раза и прочисть его от содержащихся в нём слизи и грязи.</text:p>
      <text:p text:style-name="Text_20_body">4. Умой лицо трижды и убедись в том, что вода дошла до всех частей лица.</text:p>
      <text:p text:style-name="Text_20_body">5. Помой правую руку до локтевого сустава трижды.</text:p>
      <text:p text:style-name="Text_20_body">6. Помой левую руку до локтевого сустава трижды.</text:p>
      <text:p text:style-name="Text_20_body">7. Зачерпни воды двумя руками и протри ею голову, начиная с передней части к затылку всю голову или частично.</text:p>
      <text:p text:style-name="Text_20_body">8. Протри оба уха снаружи и внутри большим и указательным пальцами.</text:p>
      <text:p text:style-name="Text_20_body">9. Помой правую ступню до щиколоток трижды.</text:p>
      <text:p text:style-name="Text_20_body">10. Помой левую ступню до щиколоток трижды. И соблюдай данную последовательность.</text:p>
      <text:p text:style-name="Text_20_body">11. Закончив омовение, прочитай эту молитву Пророка: „Свиде­тельствую, что нет никакого божества, кроме <text:soft-page-break/>Бога одного, у которого нет сотоварища. Еще свидетельствую, что Мухаммад Его раб и Его Посланник. О Бог, сделай меня из числа много кающихся и сделай меня из числа очищающихся".</text:p>
      <text:h text:style-name="Heading_20_3" text:outline-level="3">Намаз</text:h>
      <text:p text:style-name="Text_20_body">Перед началом намаза ты должен выполнить обязательные для него условия: омовение; чистота тела, одежды и места; прикрытие аврат (стыдных мест); наступление времени намаза; обращение лицом к Кибле. После того, как ты обратился лицом к Кибле и устремился сердцем к Богу, сделай следующее:</text:p>
      <text:p text:style-name="Text_20_body">1. Открой намаз такбиром (произнесение „Богу акбар"), подняв обе руки к плечам, намереваясь исполнить намаз и произнося „Богу акбар" („Бог превыше всего") (см. рис. 1). Это славословие называется ,,Такбиратуль — Ихрам" (такбир для вступления в святость).</text:p>
      <text:p text:style-name="Text_20_body">2. Стоя, положи правую руку на левую на груди (см. рис. 2) и прочти Дуааль-Истифтах (молитва вступления): „Свят Ты, о Бог! И хвала Тебе! Имя Твоё благословилось и величие Твоё возросло, и нет другого божества, кроме Тебя". После этого прибегай к Богу: „Я прибегаю к Богу от изгнанного сатаны". Затем читай бисмилла: „Во имя Бога Милостивого, Милосердного". Затем прочти суру „Аль-фатиха" (первую, открывающую суру Корана): „Вся хвала подлежит Богу, Владыке всех миров, Милостивому, Милосердному, Властителю Судного дня. Тебе одному мы поклоняемся и к Тебе одному мы взываем о помощи. Наставь нас на путь правый, путь тех, которых Ты одарил Своими благами, тех, кто не находится под гневом, и тех, кто не впал в заблуждение. Аминь" (Да будет). После прочтения „Аль-фатиха" прочти что-нибудь из того, что ты знаешь наизусть из сур и аятов Корана. И это только в двух первых ракатах каждого намаза. Можно прочесть, например: „Во имя Бога' Милостивого, Милосердного". Скажи: „Он есть Бог, Единый Бог, Независимый и всеми Искомый. Он не родил и не был рождён. И не был равным Ему ни один". Или же прочтёшь любую другую суру или аят из Корана.</text:p>
      <text:p text:style-name="Text_20_body">3. После того, как ты прочёл „Аль-фатиха" и короткую другую суру, произнеси такбир „Бог превыше всего". Затем наклонись, положи руки на колени (см. рис. 3) и скажи: „Свят мой Великий Господь" три раза.</text:p>
      <text:p text:style-name="Text_20_body">4. После этого выпрямись во весь рост со словами: „Слышал Бог того, кто восхвалил Его". Когда ты выпрямишься в полный рост, скажи: „Господь наш, и Тебе хвала" (см. рис. 4).</text:p>
      <text:p text:style-name="Text_20_body">5. Затем пади ниц на землю со словами: „Бог превелик", кладя оба колена раньше рук на землю, а затем лоб и нос, и скажи: „Свят Господь мой Всевышний" три раза (см. рис. 5).</text:p>
      <text:p text:style-name="Text_20_body">6. Подними голову, произнося такбир, и сядь на левую ногу, вертикально ставь правую ногу, и в положении сидя произнеси: „Господь, прости меня, Господь, прости меня" (см. рис. 6).</text:p>
      <text:p text:style-name="Text_20_body">7. Затем пади ниц второй раз, точно таким же образом, как и в первый, произнося такбир, и в положении суджуда (падение ниц) скажи: „Свят Господь мой Всевышний" три раза (см. рис. 5).</text:p>
      <text:p text:style-name="Text_20_body">8. После окончания второго суджуда встань в полный рост, произнося такбир. И этим заканчивается первый ракат.</text:p>
      <text:p text:style-name="Text_20_body">Второй ракат:</text:p>
      <text:p text:style-name="Text_20_body">9. В положении стоя для второго раката прочти ,,Аль-фатиха", затем прочти немного из Корана. Потом наклонись на руку (горизонтальный наклон вперёд), затем пади ниц дважды, точно так же, как ты делал в первом ракате.</text:p>
      <text:p text:style-name="Text_20_body">10. Когда ты поднимаешь свою голову после второго суджуда, ты должен сесть, как между двумя суджудами, однако, тут сожмёшь пальцы правой руки и вытянешь указательный палец (см. рис. 7).</text:p>
      <text:p text:style-name="Text_20_body">11. А теперь, находясь в положении сидя, прочти „Аттахиййат" с "салятом Ибрахима", если намаз был двухракатный, как, например, утренний намаз. А если же намаз четырёх- или трёхракатный, то встанешь, не прочитав салят Ибрахима.</text:p>
      <text:p text:style-name="Text_20_body">12. Во время сидения и чтения „Аттахиййат", дойдя до ташаххуда (приведение свидетельства), подними свой указательный палец (см. рис. 8).</text:p>
      <text:p text:style-name="Text_20_body">Аттахиййат:</text:p>
      <text:p text:style-name="Text_20_body">„Почести принадлежат Богу, и молитвы, и хорошие слова, и дела. Мир и здравие тебе, о Пророк, и милость Бога и Его благодать. Мир и здравие нам и благочестивым рабам Бога. Свидетельствую, что нет божества, кроме Бога, и свидетельствую, что Мухаммад, Его раб и Его Посланник". Вот тут при словах „Илля-ллах" поднимешь указательный палец правой руки.</text:p>
      <text:p text:style-name="Text_20_body">Салят Ибрахима:</text:p>
      <text:p text:style-name="Text_20_body">„О Бог, ниспошли салят Мухаммаду и семье Мухаммада так же, как ниспослал Ибрахиму и семье Ибрахима, и ниспошли благодать Мухаммаду и семье Мухаммада так же, как ниспослал Ибрахиму и семье Ибрахима во всех мирах. Поистине, Ты достин хвалы и чести".</text:p>
      <text:p text:style-name="Text_20_body">13. После окончания чтения салята Ибрахима поверни лицо направо и скажи: „Мир вам, милость Бога и Его благодать". Затем поверни лицо налево и приветствуй тем же приветствием. На этом твой намаз завершается (см. Рис. 9, 10).</text:p>
      <text:p text:style-name="Text_20_body">Способ выполнения обязательных намазов:</text:p>
      <text:p text:style-name="Text_20_body">1. Утренний намаз — два раката. Способ его совершения: в двух ракатах прочти ,,Аль-фатиха" и что-нибудь из Корана, затем прочти „Аттахиййат" вместе с салятом Ибрахима и дай салям.</text:p>
      <text:p text:style-name="Text_20_body">2. Полуденный намаз — четыре раката. Как его совершать: в двух первых ракатах прочти ,,Аль-фатиха" и какую-нибудь суру из Корана После этого сядешь и прочтёшь „Аттахиййат" до конца ташаххуда Затем встанешь и выполнишь два других раката, не прочитав после „Аль-фатиха" никакой суры. Затем сядешь и прочтёшь <text:soft-page-break/>"Аттахиййат' вместе с салятом Ибрахима. И закончишь салямом.</text:p>
      <text:p text:style-name="Text_20_body">3. Предвечерний намаз — четыре раката. Как его совершать: способ его совершения подобен способу совершения полуденного намаза совершенно одинаково.</text:p>
      <text:p text:style-name="Text_20_body">4. Вечерний намаз — три раката. Способ его совершения: в первых двух ракатах прочтешь „Аль-фатиха" и какую-нибудь суру из Корана После этого сядешь и прочтёшь „Аттахиййат" до конца ташаххуда После этого встанешь и завершишь один ракат, затем сядешь и прочтёшь „Аттахиййат" полностью, и завершишь салямом.</text:p>
      <text:p text:style-name="Text_20_body">5. Ночной намаз — четыре раката. Способ его совершения, как полуденный намаз, совершенно одинаков.</text:p>
      <text:p text:style-name="Text_20_body">Важное примечание:</text:p>
      <text:p text:style-name="Text_20_body">В первых двух ракатах вечернего и ночного намазов и в утреннем намазе „Аль-фатиха" и следующую за ней суру читаешь вслух, как будучи имамом, так и будучи одиночным, а в остальных случаях читаешь их тихо.</text:p>
      <text:p text:style-name="Text_20_body">Ритуальные азкары и молитвы Пророка</text:p>
      <text:p text:style-name="Text_20_body">1. При завершении намаза: „Прошу прощения у Бога" (трижды). „О Бог! Ты есть салям (мир, здравие), и от Тебя исходит салям. Умножилась Твоя благодать и возвысился Ты, о Обладатель величия и почёта. О Бог! Помоги мне поминать Тебя, благодарить тебя и хорошо поклоняться Тебе".</text:p>
      <text:p text:style-name="Text_20_body">2. Перед сном: ляг на правый бок, положи правую руку под правую щёку и скажи: „Именем Твоим. Господь мой, я положил свой бок и именем Твоим я подниму его. Если Ты удержишь мою душу, будь милостив к ней, а если Ты отошлёшь её, охрани её, так же, как Ты хранишь Своих благочестивых рабов".</text:p>
      <text:p text:style-name="Text_20_body">3. Просыпаясь: „Хвала Богу, который оживил нас, после того, как умертвил нас, и к Нему возвращаемся, воскреснув", или: „Хвала Богу, Который вернул мне мою душу, здоровье моему телу дал и поминать Себя позволил".</text:p>
      <text:p text:style-name="Text_20_body">4. Во время еды или питья: ,,О Бог, благослови нас в том, чем Ты наделил нас, и убереги нас от мучений ада, во имя Бога". Если ты забыл это в начале еды, то скажи в ходе еды: ,,Во имя Бога,</text:p>
      <text:p text:style-name="Text_20_body">и в начале, и в конце".</text:p>
      <text:p text:style-name="Text_20_body"><text:span text:style-name="T3">5. Закончив еду: ,,Хвала Богу, Который накормил меня этим </text:span><text:span text:style-name="T2">v</text:span><text:span text:style-name="T3"> наделил меня этим без никакой мощи и силы с моей стороны", или „Хвала Богу, Который накормил нас, напоил нас и сделал на&lt; мусульманами (покорными Богу).</text:span></text:p>
      <text:p text:style-name="Text_20_body">6. При выходе из дома: ,,Во имя Бога (выхожу из дома), ; уповаю на Бога; нет мощи и силы, кроме как от Бога", или „Во имя Бога (выхожу из дома), я уповаю на Бога. О Бог я прибегаю к Тебе, чтобы не заблудиться и не быть введённым заблуждение, чтобы не ошибиться и не быть ввергнутым в ошибку чтобы не притеснять и не быть притесннёным, чтобы не быть дерзким и не быть подвергнутым дерзости".</text:p>
      <text:p text:style-name="Text_20_body">7. При входе в дом: „О Бог, прошу у Тебя добра входа и добра выхода. Во имя Бога, мы входим, во имя Бога, мы выходим и на Бога, Господа нашего, уповаем".</text:p>
      <text:p text:style-name="Text_20_body">8. При входе на рынок: „Нет божества, кроме Бога Единого, не Имеющего сотоварища. Ему принадлежит царство, И Ему принадлежит хвала. Он оживляет и умерщвляет, и Он Живой, не умирает. В Его руках добро, и Он Всемогущ".</text:p>
      <text:p text:style-name="Text_20_body">9. Перед входом в туалет: „Во имя Бога (иду в туалет). О Бог, прошу твоей защиты от коварных бесов мужского и женского пола". Затем входишь, вначале ступая левой ногой.</text:p>
      <text:p text:style-name="Text_20_body">10. После выхода из туалета: выходишь, вначале ступая правой ногой, затем говоришь: „Прощения Твоего (прошу)", или: „Хвала Богу, Который отвёл от меня неприятное и сохранил моё здоровье".</text:p>
      <text:p text:style-name="Text_20_body"><text:span text:style-name="T3">11. При посадке на самолёт, машину, корабль, на верховое животное и прочее: ,,Во имя Бога", и после посадки: ,,Хвала Богу, Бог превелик, Бог превелик, Бог превелик. Свят Тот, кто подчинил нам это, на что мы не были бы способны. Истинно, к </text:span><text:span text:style-name="T2">I</text:span><text:span text:style-name="T3"> осподу нашему мы возвращаемся".</text:span></text:p>
      <text:p text:style-name="Text_20_body">12. При выходе в дорогу: ,,0 Бог, мы просим у Тебя в этом нашем пути праведности и богобоязненности, и из поступков то. что угодно Тебе. О Бог, облегчи нам этот наш путь и сократи для нас его дальность. О Бог, Ты спутник в пути и преемник в семье. О Бог, истинно, мы прибегаем к Тебе от трудностей пути, печальною вида и плохого возвращения в имуществе, семье и потомстве".</text:p>
      <text:p text:style-name="Text_20_body">13. Когда одеваются: „Хвала Богу, Который одел меня в это без никакой мощи и силы с моей стороны".</text:p>
      <text:p text:style-name="Text_20_body">14. Надевая на себя новую одежду: „О Бог, Тебе хвала Ты одел меня этим. Я прошу у Тебя добра его и добра того, для чего оно сделано. И прибегаю к Тебе от зла его и зла того, для чего оно сделано".</text:p>
      <text:p text:style-name="Text_20_body">15. При входе в мечеть: вначале ступаешь правой ногой, в отличие от входа в туалет, и говоришь: „Во имя Бога, и салям Посланнику Бога. О Бог, открой для меня врата милости Твоей".</text:p>
      <text:p text:style-name="Text_20_body">16. При выходе из мечети: вначале ступаешь левой ногой и говоришь: „Во имя Бога (выхожу), и салям Посланнику Бога; О Бог, прошу блага Твоего".</text:p>
      <text:p text:style-name="Text_20_body">17. Когда режете скот: „Во имя Бога (режу), Бог превелик".</text:p>
      <text:p text:style-name="Text_20_body">18. При чихании: чихающий говорит „Хвала Богу"; слышащий чихающего отвечает: ,,Да помилует тебя Бог"; чихнувший в ответ на это говорит; „Да поведёт вас Бог по правильному пути и исправит Он ваше обстоятельство".</text:p>
      <text:p text:style-name="Text_20_body">19. При завершении маджлиса (заседания, собрания), чтобы было искуплением данного маджлиса: „Свят Ты, о Бог, и с хвалой Тебе. Свидетельствую, что нет божества, кроме Тебя. Прошу Твоего прощения и каюсь перед Тобой".</text:p>
      <text:p text:style-name="Text_20_body">20. При розговеньи: „О Бог, Тебе я постился и наделенным Тобой я разговелся", или „Прошла жажда, и наполнились влагой жилы, и утвердилось вознаграждение, если угодно Богу Всевышнему. Во имя Бога (разговляюсь).</text:p>
      <text:p text:style-name="Text_20_body"><text:soft-page-break/>21. При дуновении ветра: „О Бог, прошу у Тебя добра его и добра того, что в нём, и добра того, для чего он (ветер) был послан, и убереги меня от зла его и зла того, что в нём, и зла того, с чем он послан".</text:p>
      <text:p text:style-name="Text_20_body">22. Когда гремит гром; „Свят Тот, Кого с хвалой восславляют гром и ангелы от страха перед Ним" (трижды).</text:p>
      <text:p text:style-name="Text_20_body">23. При бессонице ночью: „О Бог, закатились звёзды, успокоились глаза, и только Ты .Живой и Независимосущий, не одолевают Тебя ни дремота, ни сон. О Живой, о Независимый, сделай тихой мою ночь и усыпи мои глаза".</text:p>
      <text:p text:style-name="Text_20_body">24. Провожая отъезжающего: „Вверяю Богу твою религию, твою верность и завершение твоих действий".</text:p>
      <text:p text:style-name="Text_20_body">25. При завершении азана: „О Бог, ниспошли салят Мухаммаду. О Бог, Господь этого совершенного призыва и выстаиваемого намаза, дай Мухаммаду Василя (наивысшую ступень в раю) и превосходное качество, и воскрешай его на похвальном месте, которое Ты обещал ему" (т.е. место, где в Судный день Пророк станет для оказания заступничества за мусульман</text:p>
      <text:p text:style-name="Text_20_body">26. При посещении больного: „Удали вред, Господь, людей излечи, Ты ведь Лечащий; нет излечения, кроме как от Тебя, лечением, не оставляющим никакой болезни".</text:p>
      <text:p text:style-name="Text_20_body">27. Когда постигла неприятность: „Истинно, мы принадлежим Богу, истинно, к Нему и возвращаемся".</text:p>
      <text:p text:style-name="Text_20_body">28. При входе на кладбище: „Мир вам, обитатели данной земли, из правоверных и мусульман, и мы по воле Бога догоним вас. Просим у Бога себе и вам благополучия".</text:p>
      <text:p text:style-name="Text_20_body">29. При благословении брака: „Да благословит Бог тебя и пошлёт благо тебе, и да сведёт вас обоих в добре".</text:p>
      <text:p text:style-name="Text_20_body">30. Когда идёт дождь: „О Бог, приятного дождя".</text:p>
      <text:p text:style-name="Text_20_body">31. При встрече с врагом: „О Бог, истинно мы направляем Тебя в их груди и прибегаем к тебе от их зла".</text:p>
      <text:p text:style-name="Text_20_body">32. Увидев новолуние: „Бог превелик! О Бог, сделай его появившимся над нами с безопасностью, с иманом, с благополучием и с Исламом. Наш Господь и твой Господь — Бог. Новолуние благоразумия и добра".</text:p>
      <text:p text:style-name="Text_20_body">33. Когда останавливаешься где-либо: „Прибегаю к совершеннейшим словам Бога от зла того, что Он создал".</text:p>
      <text:p text:style-name="Text_20_body">34. При горести и печали: „О Бог, к Тебе, поистине, прибегаем от заботы и печали, и к Тебе прибегаем от немощи и лености, и к Тебе прибегаем от трусости и скупости, и к Тебе прибегаем от засилия долга и человеческого насилия".</text:p>
      <text:p text:style-name="Text_20_body">Аятуль-Курси (аят Трона)</text:p>
      <text:p text:style-name="Text_20_body">Самый предпочтительный аят в Коране — это Аятуль-Курси. Читай же его после каждого обязательного намаза.</text:p>
      <text:p text:style-name="Text_20_body">„Бог, нет божества кроме Него, Живого, Самосущего, не овладевают Им ни дремота, ни сон. Ему принадлежит всё, что есть в небесах, и всё, что на земле. Кто может заступиться перед Ним, кроме как с позволения Его? Он знает, что впереди них, и что позади них; и ничего не могут охватить они из ведения Его, кроме того, что Он захочет. Его Престол объемлет небеса и Землю, и не отягощает Его охрана их. И Он — Всевышний, Великий".</text:p>
      <text:p text:style-name="Text_20_body">Главная молитва о прощении грехов</text:p>
      <text:p text:style-name="Text_20_body">,,О Бог, Ты мой Господь. Нет бога, кроме Тебя. Ты создал меня, и я Твой раб. Я верен обету и слову, данному Тебе по мере моих сил. Прибегаю я к Тебе от зла того, что я совершил. Признаюсь Тебе в Твоей милости ко мне, и признаюсь в своем грехе. Прости же меня, ведь, истинно, никто не прощает грехов, кроме Тебя".</text:p>
      <text:p text:style-name="Text_20_body">Praise be to Allaah. On the authority of Tammam Maasem, the meanings of the "primary lessons" were explained. The vacuum was 4 January 1992, corresponding to the last day of Jumada al-Thani, 1412 AH, and Baha al-Din Muhammad al-Nafri, Dagesta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justify" style:justify-single-word="false" fo:text-indent="0in" style:auto-text-indent="false" style:page-number="auto" style:writing-mode="page"/>
      <style:text-properties fo:font-size="10pt" fo:language="ru" fo:country="RU" fo:background-color="transparent" style:font-size-asian="10.5pt" style:font-name-complex="Nazli" style:font-family-complex="Nazli" style:font-style-name-complex="Regular" style:font-pitch-complex="variable" style:font-size-complex="2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writing-mode="page"/>
      <style:text-properties fo:font-size="130%" fo:font-weight="bold" style:font-size-asian="130%" style:font-weight-asian="bold" style:font-name-complex="Nazli1" style:font-family-complex="Nazli" style:font-style-name-complex="Bold" style:font-pitch-complex="variable" style:font-size-complex="21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lr-tb"/>
      <style:text-properties fo:font-size="115%" fo:font-weight="bold" style:font-size-asian="115%" style:font-weight-asian="bold" style:font-name-complex="Nazli1" style:font-family-complex="Nazli" style:font-style-name-complex="Bold" style:font-pitch-complex="variable" style:font-size-complex="18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398in" fo:text-indent="-0.9898in" fo:margin-left="1.2398in"/>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5.7291in" fo:text-indent="-5.4791in" fo:margin-left="5.7291in"/>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0">
        <style:list-level-properties text:list-level-position-and-space-mode="label-alignment">
          <style:list-level-label-alignment text:label-followed-by="listtab" text:list-tab-stop-position="1.9835in" fo:text-indent="-1.7335in" fo:margin-left="1.98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0">
        <style:list-level-properties text:list-level-position-and-space-mode="label-alignment">
          <style:list-level-label-alignment text:label-followed-by="listtab" text:list-tab-stop-position="0.948in" fo:text-indent="-0.698in" fo:margin-left="0.94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4.8854in" fo:text-indent="-4.6354in" fo:margin-left="4.8854in"/>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fo:text-align="end">
          <style:list-level-label-alignment text:label-followed-by="nothing" fo:text-indent="-0.25in" fo:margin-left="0.5in"/>
        </style:list-level-properties>
      </text:list-level-style-number>
      <text:list-level-style-number text:level="2"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1">
        <style:list-level-properties text:list-level-position-and-space-mode="label-alignment" fo:text-align="end">
          <style:list-level-label-alignment text:label-followed-by="listtab" fo:text-indent="-0.25in" fo:margin-left="1in"/>
        </style:list-level-properties>
      </text:list-level-style-number>
      <text:list-level-style-number text:level="4" style:num-format="">
        <style:list-level-properties text:list-level-position-and-space-mode="label-alignment" fo:text-align="end">
          <style:list-level-label-alignment text:label-followed-by="nothing" fo:text-indent="-0.25in" fo:margin-left="1.25in"/>
        </style:list-level-properties>
      </text:list-level-style-number>
      <text:list-level-style-number text:level="5" style:num-format="">
        <style:list-level-properties text:list-level-position-and-space-mode="label-alignment" fo:text-align="end">
          <style:list-level-label-alignment text:label-followed-by="nothing" fo:text-indent="-0.25in" fo:margin-left="1.5in"/>
        </style:list-level-properties>
      </text:list-level-style-number>
      <text:list-level-style-number text:level="6" style:num-format="">
        <style:list-level-properties text:list-level-position-and-space-mode="label-alignment" fo:text-align="end">
          <style:list-level-label-alignment text:label-followed-by="nothing" fo:text-indent="-0.25in" fo:margin-left="1.75in"/>
        </style:list-level-properties>
      </text:list-level-style-number>
      <text:list-level-style-number text:level="7" style:num-format="">
        <style:list-level-properties text:list-level-position-and-space-mode="label-alignment" fo:text-align="end">
          <style:list-level-label-alignment text:label-followed-by="nothing" fo:text-indent="-0.25in" fo:margin-left="2in"/>
        </style:list-level-properties>
      </text:list-level-style-number>
      <text:list-level-style-number text:level="8" style:num-format="">
        <style:list-level-properties text:list-level-position-and-space-mode="label-alignment" fo:text-align="end">
          <style:list-level-label-alignment text:label-followed-by="nothing" fo:text-indent="-0.25in" fo:margin-left="2.25in"/>
        </style:list-level-properties>
      </text:list-level-style-number>
      <text:list-level-style-number text:level="9" style:num-format="">
        <style:list-level-properties text:list-level-position-and-space-mode="label-alignment" fo:text-align="end">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in" fo:margin-bottom="0.3744in" fo:margin-left="0.7874in" fo:margin-right="0.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بسم الله الرحمن الرحيم</dc:title>
    <meta:initial-creator>zahar</meta:initial-creator>
    <meta:creation-date>2007-06-23T16:04:00</meta:creation-date>
    <dc:creator>Žāle Mottahedin</dc:creator>
    <dc:date>2019-01-02T20:03:32.288250765</dc:date>
    <meta:editing-cycles>157</meta:editing-cycles>
    <meta:editing-duration>P1DT23H26M42S</meta:editing-duration>
    <meta:generator>LibreOffice/5.1.6.2$Linux_X86_64 LibreOffice_project/10m0$Build-2</meta:generator>
    <meta:printed-by>Щ*ДЕ? эжщшп</meta:printed-by>
    <meta:print-date>2017-05-24T17:36:40</meta:print-date>
    <meta:document-statistic meta:table-count="0" meta:image-count="0" meta:object-count="0" meta:page-count="27" meta:paragraph-count="384" meta:word-count="18873" meta:character-count="112430" meta:non-whitespace-character-count="93194"/>
    <meta:user-defined meta:name="Info 1"/>
    <meta:user-defined meta:name="Info 2"/>
    <meta:user-defined meta:name="Info 3"/>
    <meta:user-defined meta:name="Info 4"/>
  </office:meta>
</office:document-meta>
</file>